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85mm"/>
    </style:style>
    <style:style style:name="co2" style:family="table-column">
      <style:table-column-properties fo:break-before="auto" style:column-width="27.73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17.34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28.96mm"/>
    </style:style>
    <style:style style:name="co7" style:family="table-column">
      <style:table-column-properties fo:break-before="auto" style:column-width="25.26mm"/>
    </style:style>
    <style:style style:name="co8" style:family="table-column">
      <style:table-column-properties fo:break-before="auto" style:column-width="8.5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8.12mm"/>
    </style:style>
    <style:style style:name="co11" style:family="table-column">
      <style:table-column-properties fo:break-before="auto" style:column-width="37.13mm"/>
    </style:style>
    <style:style style:name="co12" style:family="table-column">
      <style:table-column-properties fo:break-before="auto" style:column-width="32.91mm"/>
    </style:style>
    <style:style style:name="co13" style:family="table-column">
      <style:table-column-properties fo:break-before="auto" style:column-width="11.39mm"/>
    </style:style>
    <style:style style:name="co14" style:family="table-column">
      <style:table-column-properties fo:break-before="auto" style:column-width="18.57mm"/>
    </style:style>
    <style:style style:name="co15" style:family="table-column">
      <style:table-column-properties fo:break-before="auto" style:column-width="26.74mm"/>
    </style:style>
    <style:style style:name="co16" style:family="table-column">
      <style:table-column-properties fo:break-before="auto" style:column-width="18.82mm"/>
    </style:style>
    <style:style style:name="co17" style:family="table-column">
      <style:table-column-properties fo:break-before="auto" style:column-width="29.7mm"/>
    </style:style>
    <style:style style:name="co18" style:family="table-column">
      <style:table-column-properties fo:break-before="auto" style:column-width="31.7mm"/>
    </style:style>
    <style:style style:name="co19" style:family="table-column">
      <style:table-column-properties fo:break-before="auto" style:column-width="33.67mm"/>
    </style:style>
    <style:style style:name="co20" style:family="table-column">
      <style:table-column-properties fo:break-before="auto" style:column-width="20.55mm"/>
    </style:style>
    <style:style style:name="co21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PNZ-IPC-L-30hz" table:style-name="ta1">
        <table:shapes>
          <draw:frame draw:z-index="0" draw:style-name="gr1" draw:text-style-name="P1" svg:width="211.47mm" svg:height="93.57mm" svg:x="6.46mm" svg:y="105.86mm">
            <draw:object draw:notify-on-update-of-ranges="'CPNZ-IPC-L-30hz'.V1:'CPNZ-IPC-L-30hz'.V24 'CPNZ-IPC-L-30hz'.A2:'CPNZ-IPC-L-30hz'.A22 'CPNZ-IPC-L-30hz'.B1:'CPNZ-IPC-L-30hz'.B1 'CPNZ-IPC-L-30hz'.B2:'CPNZ-IPC-L-30hz'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7.41mm" svg:height="89.99mm" svg:x="450.42mm" svg:y="273.94mm">
            <draw:object draw:notify-on-update-of-ranges="'CPNZ-IPC-L-30hz'.B46:'CPNZ-IPC-L-30hz'.B63 'CPNZ-IPC-L-30hz'.B46:'CPNZ-IPC-L-30hz'.B63 'CPNZ-IPC-L-30hz'.A46:'CPNZ-IPC-L-30hz'.A46 'CPNZ-IPC-L-30hz'.C46:'CPNZ-IPC-L-30hz'.C63 'CPNZ-IPC-L-30hz'.V46:'CPNZ-IPC-L-30hz'.V52 'CPNZ-IPC-L-30hz'.U46:'CPNZ-IPC-L-30hz'.U46 'CPNZ-IPC-L-30hz'.W46:'CPNZ-IPC-L-30hz'.W52 'CPNZ-IPC-L-30hz'.L46:'CPNZ-IPC-L-30hz'.L60 'CPNZ-IPC-L-30hz'.K52:'CPNZ-IPC-L-30hz'.K52 'CPNZ-IPC-L-30hz'.M46:'CPNZ-IPC-L-30hz'.M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9" table:default-cell-style-name="Default"/>
        <table:table-column table:style-name="co11" table:default-cell-style-name="Default"/>
        <table:table-column table:style-name="co9" table:number-columns-repeated="9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1441.420683" calcext:value-type="float">
            <text:p>551441.420683</text:p>
          </table:table-cell>
          <table:table-cell office:value-type="float" office:value="108486.752102" calcext:value-type="float">
            <text:p>108486.752102</text:p>
          </table:table-cell>
          <table:table-cell office:value-type="float" office:value="115076" calcext:value-type="float">
            <text:p>115076</text:p>
          </table:table-cell>
          <table:table-cell office:value-type="float" office:value="695958" calcext:value-type="float">
            <text:p>695958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0793.236" calcext:value-type="float">
            <text:p>600793.236</text:p>
          </table:table-cell>
          <table:table-cell office:value-type="float" office:value="76893.695644" calcext:value-type="float">
            <text:p>76893.695644</text:p>
          </table:table-cell>
          <table:table-cell office:value-type="float" office:value="215720" calcext:value-type="float">
            <text:p>215720</text:p>
          </table:table-cell>
          <table:table-cell office:value-type="float" office:value="726200" calcext:value-type="float">
            <text:p>726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5454.561" calcext:value-type="float">
            <text:p>595454.561</text:p>
          </table:table-cell>
          <table:table-cell office:value-type="float" office:value="90234.040544" calcext:value-type="float">
            <text:p>90234.040544</text:p>
          </table:table-cell>
          <table:table-cell office:value-type="float" office:value="111872" calcext:value-type="float">
            <text:p>111872</text:p>
          </table:table-cell>
          <table:table-cell office:value-type="float" office:value="715199" calcext:value-type="float">
            <text:p>7151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0422.653" calcext:value-type="float">
            <text:p>600422.653</text:p>
          </table:table-cell>
          <table:table-cell office:value-type="float" office:value="82399.06981" calcext:value-type="float">
            <text:p>82399.06981</text:p>
          </table:table-cell>
          <table:table-cell office:value-type="float" office:value="193697" calcext:value-type="float">
            <text:p>193697</text:p>
          </table:table-cell>
          <table:table-cell office:value-type="float" office:value="729485" calcext:value-type="float">
            <text:p>72948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4858.83" calcext:value-type="float">
            <text:p>594858.83</text:p>
          </table:table-cell>
          <table:table-cell office:value-type="float" office:value="77654.942005" calcext:value-type="float">
            <text:p>77654.942005</text:p>
          </table:table-cell>
          <table:table-cell office:value-type="float" office:value="209008" calcext:value-type="float">
            <text:p>209008</text:p>
          </table:table-cell>
          <table:table-cell office:value-type="float" office:value="722297" calcext:value-type="float">
            <text:p>72229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98338.182" calcext:value-type="float">
            <text:p>598338.182</text:p>
          </table:table-cell>
          <table:table-cell office:value-type="float" office:value="78315.629406" calcext:value-type="float">
            <text:p>78315.629406</text:p>
          </table:table-cell>
          <table:table-cell office:value-type="float" office:value="194396" calcext:value-type="float">
            <text:p>194396</text:p>
          </table:table-cell>
          <table:table-cell office:value-type="float" office:value="707487" calcext:value-type="float">
            <text:p>70748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5366.288" calcext:value-type="float">
            <text:p>595366.288</text:p>
          </table:table-cell>
          <table:table-cell office:value-type="float" office:value="85462.754738" calcext:value-type="float">
            <text:p>85462.754738</text:p>
          </table:table-cell>
          <table:table-cell office:value-type="float" office:value="154611" calcext:value-type="float">
            <text:p>154611</text:p>
          </table:table-cell>
          <table:table-cell office:value-type="float" office:value="752402" calcext:value-type="float">
            <text:p>7524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78026.605" calcext:value-type="float">
            <text:p>578026.605</text:p>
          </table:table-cell>
          <table:table-cell office:value-type="float" office:value="64275.56478" calcext:value-type="float">
            <text:p>64275.56478</text:p>
          </table:table-cell>
          <table:table-cell office:value-type="float" office:value="224147" calcext:value-type="float">
            <text:p>224147</text:p>
          </table:table-cell>
          <table:table-cell office:value-type="float" office:value="713243" calcext:value-type="float">
            <text:p>71324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06968.381" calcext:value-type="float">
            <text:p>606968.381</text:p>
          </table:table-cell>
          <table:table-cell office:value-type="float" office:value="75371.658278" calcext:value-type="float">
            <text:p>75371.658278</text:p>
          </table:table-cell>
          <table:table-cell office:value-type="float" office:value="188376" calcext:value-type="float">
            <text:p>188376</text:p>
          </table:table-cell>
          <table:table-cell office:value-type="float" office:value="712708" calcext:value-type="float">
            <text:p>71270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14436.684" calcext:value-type="float">
            <text:p>614436.684</text:p>
          </table:table-cell>
          <table:table-cell office:value-type="float" office:value="79386.636342" calcext:value-type="float">
            <text:p>79386.636342</text:p>
          </table:table-cell>
          <table:table-cell office:value-type="float" office:value="199768" calcext:value-type="float">
            <text:p>199768</text:p>
          </table:table-cell>
          <table:table-cell office:value-type="float" office:value="724323" calcext:value-type="float">
            <text:p>7243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52770.487" calcext:value-type="float">
            <text:p>652770.487</text:p>
          </table:table-cell>
          <table:table-cell office:value-type="float" office:value="66547.516306" calcext:value-type="float">
            <text:p>66547.516306</text:p>
          </table:table-cell>
          <table:table-cell office:value-type="float" office:value="236950" calcext:value-type="float">
            <text:p>236950</text:p>
          </table:table-cell>
          <table:table-cell office:value-type="float" office:value="786512" calcext:value-type="float">
            <text:p>7865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656168.423" calcext:value-type="float">
            <text:p>656168.423</text:p>
          </table:table-cell>
          <table:table-cell office:value-type="float" office:value="81518.309666" calcext:value-type="float">
            <text:p>81518.309666</text:p>
          </table:table-cell>
          <table:table-cell office:value-type="float" office:value="189346" calcext:value-type="float">
            <text:p>189346</text:p>
          </table:table-cell>
          <table:table-cell office:value-type="float" office:value="770471" calcext:value-type="float">
            <text:p>7704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681254.529" calcext:value-type="float">
            <text:p>681254.529</text:p>
          </table:table-cell>
          <table:table-cell office:value-type="float" office:value="88737.917795" calcext:value-type="float">
            <text:p>88737.917795</text:p>
          </table:table-cell>
          <table:table-cell office:value-type="float" office:value="249103" calcext:value-type="float">
            <text:p>249103</text:p>
          </table:table-cell>
          <table:table-cell office:value-type="float" office:value="872814" calcext:value-type="float">
            <text:p>8728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711913.951" calcext:value-type="float">
            <text:p>711913.951</text:p>
          </table:table-cell>
          <table:table-cell office:value-type="float" office:value="83771.848093" calcext:value-type="float">
            <text:p>83771.848093</text:p>
          </table:table-cell>
          <table:table-cell office:value-type="float" office:value="222634" calcext:value-type="float">
            <text:p>222634</text:p>
          </table:table-cell>
          <table:table-cell office:value-type="float" office:value="1020497" calcext:value-type="float">
            <text:p>102049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756304.227" calcext:value-type="float">
            <text:p>756304.227</text:p>
          </table:table-cell>
          <table:table-cell office:value-type="float" office:value="96074.025548" calcext:value-type="float">
            <text:p>96074.025548</text:p>
          </table:table-cell>
          <table:table-cell office:value-type="float" office:value="262545" calcext:value-type="float">
            <text:p>262545</text:p>
          </table:table-cell>
          <table:table-cell office:value-type="float" office:value="896586" calcext:value-type="float">
            <text:p>89658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941317.629" calcext:value-type="float">
            <text:p>941317.629</text:p>
          </table:table-cell>
          <table:table-cell office:value-type="float" office:value="165388.487284" calcext:value-type="float">
            <text:p>165388.487284</text:p>
          </table:table-cell>
          <table:table-cell office:value-type="float" office:value="144597" calcext:value-type="float">
            <text:p>144597</text:p>
          </table:table-cell>
          <table:table-cell office:value-type="float" office:value="1685110" calcext:value-type="float">
            <text:p>168511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65537" calcext:value-type="float">
            <text:p>65537</text:p>
          </table:table-cell>
          <table:table-cell office:value-type="float" office:value="1393053.214" calcext:value-type="float">
            <text:p>1393053.214</text:p>
          </table:table-cell>
          <table:table-cell office:value-type="float" office:value="169077.150471" calcext:value-type="float">
            <text:p>169077.150471</text:p>
          </table:table-cell>
          <table:table-cell office:value-type="float" office:value="438044" calcext:value-type="float">
            <text:p>438044</text:p>
          </table:table-cell>
          <table:table-cell office:value-type="float" office:value="1635161" calcext:value-type="float">
            <text:p>163516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31073" calcext:value-type="float">
            <text:p>131073</text:p>
          </table:table-cell>
          <table:table-cell office:value-type="float" office:value="1883143.608" calcext:value-type="float">
            <text:p>1883143.608</text:p>
          </table:table-cell>
          <table:table-cell office:value-type="float" office:value="301838.468948" calcext:value-type="float">
            <text:p>301838.468948</text:p>
          </table:table-cell>
          <table:table-cell office:value-type="float" office:value="445891" calcext:value-type="float">
            <text:p>445891</text:p>
          </table:table-cell>
          <table:table-cell office:value-type="float" office:value="2429030" calcext:value-type="float">
            <text:p>24290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62145" calcext:value-type="float">
            <text:p>262145</text:p>
          </table:table-cell>
          <table:table-cell office:value-type="float" office:value="2863203.673" calcext:value-type="float">
            <text:p>2863203.673</text:p>
          </table:table-cell>
          <table:table-cell office:value-type="float" office:value="626729.826052" calcext:value-type="float">
            <text:p>626729.826052</text:p>
          </table:table-cell>
          <table:table-cell office:value-type="float" office:value="644544" calcext:value-type="float">
            <text:p>644544</text:p>
          </table:table-cell>
          <table:table-cell office:value-type="float" office:value="5973700" calcext:value-type="float">
            <text:p>5973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24289" calcext:value-type="float">
            <text:p>524289</text:p>
          </table:table-cell>
          <table:table-cell office:value-type="float" office:value="5244141.521" calcext:value-type="float">
            <text:p>5244141.521</text:p>
          </table:table-cell>
          <table:table-cell office:value-type="float" office:value="738859.740919" calcext:value-type="float">
            <text:p>738859.740919</text:p>
          </table:table-cell>
          <table:table-cell office:value-type="float" office:value="1404986" calcext:value-type="float">
            <text:p>1404986</text:p>
          </table:table-cell>
          <table:table-cell office:value-type="float" office:value="6131250" calcext:value-type="float">
            <text:p>61312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float" office:value="10051587.644" calcext:value-type="float">
            <text:p>10051587.644</text:p>
          </table:table-cell>
          <table:table-cell office:value-type="float" office:value="814369.142837" calcext:value-type="float">
            <text:p>814369.142837</text:p>
          </table:table-cell>
          <table:table-cell office:value-type="float" office:value="2912040" calcext:value-type="float">
            <text:p>2912040</text:p>
          </table:table-cell>
          <table:table-cell office:value-type="float" office:value="22504951" calcext:value-type="float">
            <text:p>225049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 table:number-rows-repeated="23">
          <table:table-cell table:number-columns-repeated="31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48" calcext:value-type="float">
            <text:p>48</text:p>
          </table:table-cell>
          <table:table-cell office:value-type="float" office:value="1060890.784" calcext:value-type="float">
            <text:p>1060890.784</text:p>
          </table:table-cell>
          <table:table-cell office:value-type="float" office:value="54806.488091" calcext:value-type="float">
            <text:p>54806.488091</text:p>
          </table:table-cell>
          <table:table-cell office:value-type="float" office:value="834411" calcext:value-type="float">
            <text:p>834411</text:p>
          </table:table-cell>
          <table:table-cell office:value-type="float" office:value="1659672" calcext:value-type="float">
            <text:p>16596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80" calcext:value-type="float">
            <text:p>80</text:p>
          </table:table-cell>
          <table:table-cell office:value-type="float" office:value="1050593.459" calcext:value-type="float">
            <text:p>1050593.459</text:p>
          </table:table-cell>
          <table:table-cell office:value-type="float" office:value="102586.300679" calcext:value-type="float">
            <text:p>102586.300679</text:p>
          </table:table-cell>
          <table:table-cell office:value-type="float" office:value="681951" calcext:value-type="float">
            <text:p>681951</text:p>
          </table:table-cell>
          <table:table-cell office:value-type="float" office:value="1247601" calcext:value-type="float">
            <text:p>12476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144" calcext:value-type="float">
            <text:p>144</text:p>
          </table:table-cell>
          <table:table-cell office:value-type="float" office:value="1094273.19" calcext:value-type="float">
            <text:p>1094273.19</text:p>
          </table:table-cell>
          <table:table-cell office:value-type="float" office:value="70370.833477" calcext:value-type="float">
            <text:p>70370.833477</text:p>
          </table:table-cell>
          <table:table-cell office:value-type="float" office:value="807231" calcext:value-type="float">
            <text:p>807231</text:p>
          </table:table-cell>
          <table:table-cell office:value-type="float" office:value="1258809" calcext:value-type="float">
            <text:p>12588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272" calcext:value-type="float">
            <text:p>272</text:p>
          </table:table-cell>
          <table:table-cell office:value-type="float" office:value="1116645.173" calcext:value-type="float">
            <text:p>1116645.173</text:p>
          </table:table-cell>
          <table:table-cell office:value-type="float" office:value="63507.680164" calcext:value-type="float">
            <text:p>63507.680164</text:p>
          </table:table-cell>
          <table:table-cell office:value-type="float" office:value="820023" calcext:value-type="float">
            <text:p>820023</text:p>
          </table:table-cell>
          <table:table-cell office:value-type="float" office:value="1524211" calcext:value-type="float">
            <text:p>15242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528" calcext:value-type="float">
            <text:p>528</text:p>
          </table:table-cell>
          <table:table-cell office:value-type="float" office:value="1234383.551" calcext:value-type="float">
            <text:p>1234383.551</text:p>
          </table:table-cell>
          <table:table-cell office:value-type="float" office:value="89002.673786" calcext:value-type="float">
            <text:p>89002.673786</text:p>
          </table:table-cell>
          <table:table-cell office:value-type="float" office:value="927134" calcext:value-type="float">
            <text:p>927134</text:p>
          </table:table-cell>
          <table:table-cell office:value-type="float" office:value="1402644" calcext:value-type="float">
            <text:p>14026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1040" calcext:value-type="float">
            <text:p>1040</text:p>
          </table:table-cell>
          <table:table-cell office:value-type="float" office:value="1389589.653" calcext:value-type="float">
            <text:p>1389589.653</text:p>
          </table:table-cell>
          <table:table-cell office:value-type="float" office:value="88258.144808" calcext:value-type="float">
            <text:p>88258.144808</text:p>
          </table:table-cell>
          <table:table-cell office:value-type="float" office:value="1044577" calcext:value-type="float">
            <text:p>1044577</text:p>
          </table:table-cell>
          <table:table-cell office:value-type="float" office:value="1655756" calcext:value-type="float">
            <text:p>16557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2064" calcext:value-type="float">
            <text:p>2064</text:p>
          </table:table-cell>
          <table:table-cell office:value-type="float" office:value="1644685.819" calcext:value-type="float">
            <text:p>1644685.819</text:p>
          </table:table-cell>
          <table:table-cell office:value-type="float" office:value="98749.281642" calcext:value-type="float">
            <text:p>98749.281642</text:p>
          </table:table-cell>
          <table:table-cell office:value-type="float" office:value="1344465" calcext:value-type="float">
            <text:p>1344465</text:p>
          </table:table-cell>
          <table:table-cell office:value-type="float" office:value="1859591" calcext:value-type="float">
            <text:p>185959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CPNZ-UDP-L-30hz" table:style-name="ta1">
        <table:shapes>
          <draw:frame draw:z-index="0" draw:style-name="gr1" draw:text-style-name="P1" svg:width="211.47mm" svg:height="93.57mm" svg:x="11.42mm" svg:y="63.23mm">
            <draw:object draw:notify-on-update-of-ranges="'CPNZ-UDP-L-30hz'.A2:'CPNZ-UDP-L-30hz'.A11 'CPNZ-UDP-L-30hz'.A2:'CPNZ-UDP-L-30hz'.A11 'CPNZ-UDP-L-30hz'.B1:'CPNZ-UDP-L-30hz'.B1 'CPNZ-UDP-L-30hz'.B2:'CPNZ-UDP-L-30hz'.B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4729.207" calcext:value-type="float">
            <text:p>534729.207</text:p>
          </table:table-cell>
          <table:table-cell office:value-type="float" office:value="76378.363241" calcext:value-type="float">
            <text:p>76378.363241</text:p>
          </table:table-cell>
          <table:table-cell office:value-type="float" office:value="194006" calcext:value-type="float">
            <text:p>194006</text:p>
          </table:table-cell>
          <table:table-cell office:value-type="float" office:value="646151" calcext:value-type="float">
            <text:p>6461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0749.848" calcext:value-type="float">
            <text:p>550749.848</text:p>
          </table:table-cell>
          <table:table-cell office:value-type="float" office:value="74549.244844" calcext:value-type="float">
            <text:p>74549.244844</text:p>
          </table:table-cell>
          <table:table-cell office:value-type="float" office:value="195611" calcext:value-type="float">
            <text:p>195611</text:p>
          </table:table-cell>
          <table:table-cell office:value-type="float" office:value="639347" calcext:value-type="float">
            <text:p>6393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6643.753" calcext:value-type="float">
            <text:p>556643.753</text:p>
          </table:table-cell>
          <table:table-cell office:value-type="float" office:value="69707.093244" calcext:value-type="float">
            <text:p>69707.093244</text:p>
          </table:table-cell>
          <table:table-cell office:value-type="float" office:value="208534" calcext:value-type="float">
            <text:p>208534</text:p>
          </table:table-cell>
          <table:table-cell office:value-type="float" office:value="659943" calcext:value-type="float">
            <text:p>65994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5900.408" calcext:value-type="float">
            <text:p>545900.408</text:p>
          </table:table-cell>
          <table:table-cell office:value-type="float" office:value="82885.149006" calcext:value-type="float">
            <text:p>82885.149006</text:p>
          </table:table-cell>
          <table:table-cell office:value-type="float" office:value="227063" calcext:value-type="float">
            <text:p>227063</text:p>
          </table:table-cell>
          <table:table-cell office:value-type="float" office:value="645967" calcext:value-type="float">
            <text:p>6459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8337.145" calcext:value-type="float">
            <text:p>548337.145</text:p>
          </table:table-cell>
          <table:table-cell office:value-type="float" office:value="80170.866487" calcext:value-type="float">
            <text:p>80170.866487</text:p>
          </table:table-cell>
          <table:table-cell office:value-type="float" office:value="195747" calcext:value-type="float">
            <text:p>195747</text:p>
          </table:table-cell>
          <table:table-cell office:value-type="float" office:value="662990" calcext:value-type="float">
            <text:p>6629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1114.348" calcext:value-type="float">
            <text:p>561114.348</text:p>
          </table:table-cell>
          <table:table-cell office:value-type="float" office:value="57151.914934" calcext:value-type="float">
            <text:p>57151.914934</text:p>
          </table:table-cell>
          <table:table-cell office:value-type="float" office:value="205400" calcext:value-type="float">
            <text:p>205400</text:p>
          </table:table-cell>
          <table:table-cell office:value-type="float" office:value="660722" calcext:value-type="float">
            <text:p>66072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9928.212" calcext:value-type="float">
            <text:p>549928.212</text:p>
          </table:table-cell>
          <table:table-cell office:value-type="float" office:value="85037.520619" calcext:value-type="float">
            <text:p>85037.520619</text:p>
          </table:table-cell>
          <table:table-cell office:value-type="float" office:value="155419" calcext:value-type="float">
            <text:p>155419</text:p>
          </table:table-cell>
          <table:table-cell office:value-type="float" office:value="644294" calcext:value-type="float">
            <text:p>64429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59203.216" calcext:value-type="float">
            <text:p>559203.216</text:p>
          </table:table-cell>
          <table:table-cell office:value-type="float" office:value="80494.800664" calcext:value-type="float">
            <text:p>80494.800664</text:p>
          </table:table-cell>
          <table:table-cell office:value-type="float" office:value="187186" calcext:value-type="float">
            <text:p>187186</text:p>
          </table:table-cell>
          <table:table-cell office:value-type="float" office:value="676812" calcext:value-type="float">
            <text:p>6768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42752.316" calcext:value-type="float">
            <text:p>542752.316</text:p>
          </table:table-cell>
          <table:table-cell office:value-type="float" office:value="83550.859183" calcext:value-type="float">
            <text:p>83550.859183</text:p>
          </table:table-cell>
          <table:table-cell office:value-type="float" office:value="154346" calcext:value-type="float">
            <text:p>154346</text:p>
          </table:table-cell>
          <table:table-cell office:value-type="float" office:value="652241" calcext:value-type="float">
            <text:p>65224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53369.761" calcext:value-type="float">
            <text:p>553369.761</text:p>
          </table:table-cell>
          <table:table-cell office:value-type="float" office:value="96378.267084" calcext:value-type="float">
            <text:p>96378.267084</text:p>
          </table:table-cell>
          <table:table-cell office:value-type="float" office:value="180130" calcext:value-type="float">
            <text:p>180130</text:p>
          </table:table-cell>
          <table:table-cell office:value-type="float" office:value="732704" calcext:value-type="float">
            <text:p>73270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CPNZ-TCP-L-30hz" table:style-name="ta1">
        <table:shapes>
          <draw:frame draw:z-index="0" draw:style-name="gr1" draw:text-style-name="P1" svg:width="211.47mm" svg:height="93.57mm" svg:x="11.43mm" svg:y="107.13mm">
            <draw:object draw:notify-on-update-of-ranges="'CPNZ-TCP-L-30hz'.A2:'CPNZ-TCP-L-30hz'.A22 'CPNZ-TCP-L-30hz'.A2:'CPNZ-TCP-L-30hz'.A22 'CPNZ-TCP-L-30hz'.B1:'CPNZ-TCP-L-30hz'.B1 'CPNZ-TCP-L-30hz'.B2:'CPNZ-TCP-L-30hz'.B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9" table:number-columns-repeated="2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2475.755511" calcext:value-type="float">
            <text:p>642475.755511</text:p>
          </table:table-cell>
          <table:table-cell office:value-type="float" office:value="79559.63802" calcext:value-type="float">
            <text:p>79559.63802</text:p>
          </table:table-cell>
          <table:table-cell office:value-type="float" office:value="228949" calcext:value-type="float">
            <text:p>228949</text:p>
          </table:table-cell>
          <table:table-cell office:value-type="float" office:value="782238" calcext:value-type="float">
            <text:p>782238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1043.894" calcext:value-type="float">
            <text:p>651043.894</text:p>
          </table:table-cell>
          <table:table-cell office:value-type="float" office:value="73929.289273" calcext:value-type="float">
            <text:p>73929.289273</text:p>
          </table:table-cell>
          <table:table-cell office:value-type="float" office:value="217973" calcext:value-type="float">
            <text:p>217973</text:p>
          </table:table-cell>
          <table:table-cell office:value-type="float" office:value="747694" calcext:value-type="float">
            <text:p>74769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3453.672" calcext:value-type="float">
            <text:p>643453.672</text:p>
          </table:table-cell>
          <table:table-cell office:value-type="float" office:value="92460.10132" calcext:value-type="float">
            <text:p>92460.10132</text:p>
          </table:table-cell>
          <table:table-cell office:value-type="float" office:value="191994" calcext:value-type="float">
            <text:p>191994</text:p>
          </table:table-cell>
          <table:table-cell office:value-type="float" office:value="769230" calcext:value-type="float">
            <text:p>7692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0550.513" calcext:value-type="float">
            <text:p>670550.513</text:p>
          </table:table-cell>
          <table:table-cell office:value-type="float" office:value="88375.472283" calcext:value-type="float">
            <text:p>88375.472283</text:p>
          </table:table-cell>
          <table:table-cell office:value-type="float" office:value="212229" calcext:value-type="float">
            <text:p>212229</text:p>
          </table:table-cell>
          <table:table-cell office:value-type="float" office:value="780941" calcext:value-type="float">
            <text:p>78094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9193.719" calcext:value-type="float">
            <text:p>669193.719</text:p>
          </table:table-cell>
          <table:table-cell office:value-type="float" office:value="81820.106819" calcext:value-type="float">
            <text:p>81820.106819</text:p>
          </table:table-cell>
          <table:table-cell office:value-type="float" office:value="168828" calcext:value-type="float">
            <text:p>168828</text:p>
          </table:table-cell>
          <table:table-cell office:value-type="float" office:value="767999" calcext:value-type="float">
            <text:p>7679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1116.16" calcext:value-type="float">
            <text:p>661116.16</text:p>
          </table:table-cell>
          <table:table-cell office:value-type="float" office:value="75208.362327" calcext:value-type="float">
            <text:p>75208.362327</text:p>
          </table:table-cell>
          <table:table-cell office:value-type="float" office:value="207829" calcext:value-type="float">
            <text:p>207829</text:p>
          </table:table-cell>
          <table:table-cell office:value-type="float" office:value="785257" calcext:value-type="float">
            <text:p>7852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7753.437" calcext:value-type="float">
            <text:p>657753.437</text:p>
          </table:table-cell>
          <table:table-cell office:value-type="float" office:value="84150.325932" calcext:value-type="float">
            <text:p>84150.325932</text:p>
          </table:table-cell>
          <table:table-cell office:value-type="float" office:value="207230" calcext:value-type="float">
            <text:p>207230</text:p>
          </table:table-cell>
          <table:table-cell office:value-type="float" office:value="780117" calcext:value-type="float">
            <text:p>7801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60586.821" calcext:value-type="float">
            <text:p>660586.821</text:p>
          </table:table-cell>
          <table:table-cell office:value-type="float" office:value="73309.890758" calcext:value-type="float">
            <text:p>73309.890758</text:p>
          </table:table-cell>
          <table:table-cell office:value-type="float" office:value="233684" calcext:value-type="float">
            <text:p>233684</text:p>
          </table:table-cell>
          <table:table-cell office:value-type="float" office:value="792671" calcext:value-type="float">
            <text:p>7926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57447.232" calcext:value-type="float">
            <text:p>657447.232</text:p>
          </table:table-cell>
          <table:table-cell office:value-type="float" office:value="80545.110434" calcext:value-type="float">
            <text:p>80545.110434</text:p>
          </table:table-cell>
          <table:table-cell office:value-type="float" office:value="214151" calcext:value-type="float">
            <text:p>214151</text:p>
          </table:table-cell>
          <table:table-cell office:value-type="float" office:value="746252" calcext:value-type="float">
            <text:p>74625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65281.75" calcext:value-type="float">
            <text:p>665281.75</text:p>
          </table:table-cell>
          <table:table-cell office:value-type="float" office:value="87652.215426" calcext:value-type="float">
            <text:p>87652.215426</text:p>
          </table:table-cell>
          <table:table-cell office:value-type="float" office:value="240038" calcext:value-type="float">
            <text:p>240038</text:p>
          </table:table-cell>
          <table:table-cell office:value-type="float" office:value="752117" calcext:value-type="float">
            <text:p>7521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10521.793" calcext:value-type="float">
            <text:p>710521.793</text:p>
          </table:table-cell>
          <table:table-cell office:value-type="float" office:value="90338.940827" calcext:value-type="float">
            <text:p>90338.940827</text:p>
          </table:table-cell>
          <table:table-cell office:value-type="float" office:value="257868" calcext:value-type="float">
            <text:p>257868</text:p>
          </table:table-cell>
          <table:table-cell office:value-type="float" office:value="819576" calcext:value-type="float">
            <text:p>81957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711411.274" calcext:value-type="float">
            <text:p>711411.274</text:p>
          </table:table-cell>
          <table:table-cell office:value-type="float" office:value="93539.37146" calcext:value-type="float">
            <text:p>93539.37146</text:p>
          </table:table-cell>
          <table:table-cell office:value-type="float" office:value="192383" calcext:value-type="float">
            <text:p>192383</text:p>
          </table:table-cell>
          <table:table-cell office:value-type="float" office:value="861189" calcext:value-type="float">
            <text:p>86118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744137.427" calcext:value-type="float">
            <text:p>744137.427</text:p>
          </table:table-cell>
          <table:table-cell office:value-type="float" office:value="102593.903458" calcext:value-type="float">
            <text:p>102593.903458</text:p>
          </table:table-cell>
          <table:table-cell office:value-type="float" office:value="242842" calcext:value-type="float">
            <text:p>242842</text:p>
          </table:table-cell>
          <table:table-cell office:value-type="float" office:value="2070813" calcext:value-type="float">
            <text:p>20708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740031.856" calcext:value-type="float">
            <text:p>740031.856</text:p>
          </table:table-cell>
          <table:table-cell office:value-type="float" office:value="91010.009133" calcext:value-type="float">
            <text:p>91010.009133</text:p>
          </table:table-cell>
          <table:table-cell office:value-type="float" office:value="232981" calcext:value-type="float">
            <text:p>232981</text:p>
          </table:table-cell>
          <table:table-cell office:value-type="float" office:value="999127" calcext:value-type="float">
            <text:p>99912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829139.261" calcext:value-type="float">
            <text:p>829139.261</text:p>
          </table:table-cell>
          <table:table-cell office:value-type="float" office:value="108312.752819" calcext:value-type="float">
            <text:p>108312.752819</text:p>
          </table:table-cell>
          <table:table-cell office:value-type="float" office:value="216795" calcext:value-type="float">
            <text:p>216795</text:p>
          </table:table-cell>
          <table:table-cell office:value-type="float" office:value="1113616" calcext:value-type="float">
            <text:p>11136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938068.75" calcext:value-type="float">
            <text:p>938068.75</text:p>
          </table:table-cell>
          <table:table-cell office:value-type="float" office:value="127829.500186" calcext:value-type="float">
            <text:p>127829.500186</text:p>
          </table:table-cell>
          <table:table-cell office:value-type="float" office:value="295960" calcext:value-type="float">
            <text:p>295960</text:p>
          </table:table-cell>
          <table:table-cell office:value-type="float" office:value="1094235" calcext:value-type="float">
            <text:p>10942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37" calcext:value-type="float">
            <text:p>65537</text:p>
          </table:table-cell>
          <table:table-cell office:value-type="float" office:value="1194097.626" calcext:value-type="float">
            <text:p>1194097.626</text:p>
          </table:table-cell>
          <table:table-cell office:value-type="float" office:value="137715.126739" calcext:value-type="float">
            <text:p>137715.126739</text:p>
          </table:table-cell>
          <table:table-cell office:value-type="float" office:value="353505" calcext:value-type="float">
            <text:p>353505</text:p>
          </table:table-cell>
          <table:table-cell office:value-type="float" office:value="1341832" calcext:value-type="float">
            <text:p>13418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73" calcext:value-type="float">
            <text:p>131073</text:p>
          </table:table-cell>
          <table:table-cell office:value-type="float" office:value="1621344.09" calcext:value-type="float">
            <text:p>1621344.09</text:p>
          </table:table-cell>
          <table:table-cell office:value-type="float" office:value="228014.40082" calcext:value-type="float">
            <text:p>228014.40082</text:p>
          </table:table-cell>
          <table:table-cell office:value-type="float" office:value="471113" calcext:value-type="float">
            <text:p>471113</text:p>
          </table:table-cell>
          <table:table-cell office:value-type="float" office:value="1953851" calcext:value-type="float">
            <text:p>19538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45" calcext:value-type="float">
            <text:p>262145</text:p>
          </table:table-cell>
          <table:table-cell office:value-type="float" office:value="2689407.726" calcext:value-type="float">
            <text:p>2689407.726</text:p>
          </table:table-cell>
          <table:table-cell office:value-type="float" office:value="349415.284195" calcext:value-type="float">
            <text:p>349415.284195</text:p>
          </table:table-cell>
          <table:table-cell office:value-type="float" office:value="776292" calcext:value-type="float">
            <text:p>776292</text:p>
          </table:table-cell>
          <table:table-cell office:value-type="float" office:value="3403968" calcext:value-type="float">
            <text:p>340396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289" calcext:value-type="float">
            <text:p>524289</text:p>
          </table:table-cell>
          <table:table-cell office:value-type="float" office:value="5303771.122" calcext:value-type="float">
            <text:p>5303771.122</text:p>
          </table:table-cell>
          <table:table-cell office:value-type="float" office:value="580961.129645" calcext:value-type="float">
            <text:p>580961.129645</text:p>
          </table:table-cell>
          <table:table-cell office:value-type="float" office:value="1539485" calcext:value-type="float">
            <text:p>1539485</text:p>
          </table:table-cell>
          <table:table-cell office:value-type="float" office:value="6102467" calcext:value-type="float">
            <text:p>61024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float" office:value="10440583.256" calcext:value-type="float">
            <text:p>10440583.256</text:p>
          </table:table-cell>
          <table:table-cell office:value-type="float" office:value="1304073.793952" calcext:value-type="float">
            <text:p>1304073.793952</text:p>
          </table:table-cell>
          <table:table-cell office:value-type="float" office:value="2845726" calcext:value-type="float">
            <text:p>2845726</text:p>
          </table:table-cell>
          <table:table-cell office:value-type="float" office:value="12353240" calcext:value-type="float">
            <text:p>123532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OS-TCP-L-30hz" table:style-name="ta1">
        <table:shapes>
          <draw:frame draw:z-index="0" draw:style-name="gr1" draw:text-style-name="P1" svg:width="211.47mm" svg:height="93.57mm" svg:x="7.45mm" svg:y="108.63mm">
            <draw:object draw:notify-on-update-of-ranges="'ROS-TCP-L-30hz'.A2:'ROS-TCP-L-30hz'.A22 'ROS-TCP-L-30hz'.B1:'ROS-TCP-L-30hz'.B1 'ROS-TCP-L-30hz'.B2:'ROS-TCP-L-30hz'.B22 'CPNZ-TCP-L-30hz'.A2:'CPNZ-TCP-L-30hz'.A22 'CPNZ-TCP-L-30hz'.B1:'CPNZ-TCP-L-30hz'.B1 'CPNZ-TCP-L-30hz'.B2:'CPNZ-TCP-L-30hz'.B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9" table:default-cell-style-name="Default"/>
        <table:table-column table:style-name="co2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7340.158426" calcext:value-type="float">
            <text:p>687340.158426</text:p>
          </table:table-cell>
          <table:table-cell office:value-type="float" office:value="139532.792751" calcext:value-type="float">
            <text:p>139532.792751</text:p>
          </table:table-cell>
          <table:table-cell office:value-type="float" office:value="180300" calcext:value-type="float">
            <text:p>180300</text:p>
          </table:table-cell>
          <table:table-cell office:value-type="float" office:value="1728097" calcext:value-type="float">
            <text:p>1728097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1725.483" calcext:value-type="float">
            <text:p>691725.483</text:p>
          </table:table-cell>
          <table:table-cell office:value-type="float" office:value="114245.150716" calcext:value-type="float">
            <text:p>114245.150716</text:p>
          </table:table-cell>
          <table:table-cell office:value-type="float" office:value="217547" calcext:value-type="float">
            <text:p>217547</text:p>
          </table:table-cell>
          <table:table-cell office:value-type="float" office:value="841547" calcext:value-type="float">
            <text:p>8415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3371.037" calcext:value-type="float">
            <text:p>703371.037</text:p>
          </table:table-cell>
          <table:table-cell office:value-type="float" office:value="106739.726984" calcext:value-type="float">
            <text:p>106739.726984</text:p>
          </table:table-cell>
          <table:table-cell office:value-type="float" office:value="177238" calcext:value-type="float">
            <text:p>177238</text:p>
          </table:table-cell>
          <table:table-cell office:value-type="float" office:value="847151" calcext:value-type="float">
            <text:p>8471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5284.178" calcext:value-type="float">
            <text:p>725284.178</text:p>
          </table:table-cell>
          <table:table-cell office:value-type="float" office:value="88930.558069" calcext:value-type="float">
            <text:p>88930.558069</text:p>
          </table:table-cell>
          <table:table-cell office:value-type="float" office:value="208361" calcext:value-type="float">
            <text:p>208361</text:p>
          </table:table-cell>
          <table:table-cell office:value-type="float" office:value="849340" calcext:value-type="float">
            <text:p>8493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8775.663" calcext:value-type="float">
            <text:p>728775.663</text:p>
          </table:table-cell>
          <table:table-cell office:value-type="float" office:value="92754.735803" calcext:value-type="float">
            <text:p>92754.735803</text:p>
          </table:table-cell>
          <table:table-cell office:value-type="float" office:value="206275" calcext:value-type="float">
            <text:p>206275</text:p>
          </table:table-cell>
          <table:table-cell office:value-type="float" office:value="875857" calcext:value-type="float">
            <text:p>8758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34419.894" calcext:value-type="float">
            <text:p>734419.894</text:p>
          </table:table-cell>
          <table:table-cell office:value-type="float" office:value="84651.608573" calcext:value-type="float">
            <text:p>84651.608573</text:p>
          </table:table-cell>
          <table:table-cell office:value-type="float" office:value="230543" calcext:value-type="float">
            <text:p>230543</text:p>
          </table:table-cell>
          <table:table-cell office:value-type="float" office:value="845856" calcext:value-type="float">
            <text:p>8458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20479.464" calcext:value-type="float">
            <text:p>720479.464</text:p>
          </table:table-cell>
          <table:table-cell office:value-type="float" office:value="99936.040986" calcext:value-type="float">
            <text:p>99936.040986</text:p>
          </table:table-cell>
          <table:table-cell office:value-type="float" office:value="201538" calcext:value-type="float">
            <text:p>201538</text:p>
          </table:table-cell>
          <table:table-cell office:value-type="float" office:value="852263" calcext:value-type="float">
            <text:p>85226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79080.04" calcext:value-type="float">
            <text:p>679080.04</text:p>
          </table:table-cell>
          <table:table-cell office:value-type="float" office:value="80191.010326" calcext:value-type="float">
            <text:p>80191.010326</text:p>
          </table:table-cell>
          <table:table-cell office:value-type="float" office:value="205898" calcext:value-type="float">
            <text:p>205898</text:p>
          </table:table-cell>
          <table:table-cell office:value-type="float" office:value="1278432" calcext:value-type="float">
            <text:p>12784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83303.154" calcext:value-type="float">
            <text:p>683303.154</text:p>
          </table:table-cell>
          <table:table-cell office:value-type="float" office:value="87442.051466" calcext:value-type="float">
            <text:p>87442.051466</text:p>
          </table:table-cell>
          <table:table-cell office:value-type="float" office:value="148306" calcext:value-type="float">
            <text:p>148306</text:p>
          </table:table-cell>
          <table:table-cell office:value-type="float" office:value="827813" calcext:value-type="float">
            <text:p>8278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98156.41" calcext:value-type="float">
            <text:p>698156.41</text:p>
          </table:table-cell>
          <table:table-cell office:value-type="float" office:value="92076.606834" calcext:value-type="float">
            <text:p>92076.606834</text:p>
          </table:table-cell>
          <table:table-cell office:value-type="float" office:value="240962" calcext:value-type="float">
            <text:p>240962</text:p>
          </table:table-cell>
          <table:table-cell office:value-type="float" office:value="855414" calcext:value-type="float">
            <text:p>8554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06270.889" calcext:value-type="float">
            <text:p>706270.889</text:p>
          </table:table-cell>
          <table:table-cell office:value-type="float" office:value="83362.345823" calcext:value-type="float">
            <text:p>83362.345823</text:p>
          </table:table-cell>
          <table:table-cell office:value-type="float" office:value="211458" calcext:value-type="float">
            <text:p>211458</text:p>
          </table:table-cell>
          <table:table-cell office:value-type="float" office:value="826635" calcext:value-type="float">
            <text:p>8266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729190.242" calcext:value-type="float">
            <text:p>729190.242</text:p>
          </table:table-cell>
          <table:table-cell office:value-type="float" office:value="75196.872288" calcext:value-type="float">
            <text:p>75196.872288</text:p>
          </table:table-cell>
          <table:table-cell office:value-type="float" office:value="238162" calcext:value-type="float">
            <text:p>238162</text:p>
          </table:table-cell>
          <table:table-cell office:value-type="float" office:value="883612" calcext:value-type="float">
            <text:p>8836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764059.714" calcext:value-type="float">
            <text:p>764059.714</text:p>
          </table:table-cell>
          <table:table-cell office:value-type="float" office:value="92429.343575" calcext:value-type="float">
            <text:p>92429.343575</text:p>
          </table:table-cell>
          <table:table-cell office:value-type="float" office:value="220793" calcext:value-type="float">
            <text:p>220793</text:p>
          </table:table-cell>
          <table:table-cell office:value-type="float" office:value="899679" calcext:value-type="float">
            <text:p>89967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865663.338" calcext:value-type="float">
            <text:p>865663.338</text:p>
          </table:table-cell>
          <table:table-cell office:value-type="float" office:value="98827.47409" calcext:value-type="float">
            <text:p>98827.47409</text:p>
          </table:table-cell>
          <table:table-cell office:value-type="float" office:value="250091" calcext:value-type="float">
            <text:p>250091</text:p>
          </table:table-cell>
          <table:table-cell office:value-type="float" office:value="1125516" calcext:value-type="float">
            <text:p>11255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1030715.044" calcext:value-type="float">
            <text:p>1030715.044</text:p>
          </table:table-cell>
          <table:table-cell office:value-type="float" office:value="157400.997862" calcext:value-type="float">
            <text:p>157400.997862</text:p>
          </table:table-cell>
          <table:table-cell office:value-type="float" office:value="261908" calcext:value-type="float">
            <text:p>261908</text:p>
          </table:table-cell>
          <table:table-cell office:value-type="float" office:value="1163139" calcext:value-type="float">
            <text:p>116313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1405652.575" calcext:value-type="float">
            <text:p>1405652.575</text:p>
          </table:table-cell>
          <table:table-cell office:value-type="float" office:value="161055.486829" calcext:value-type="float">
            <text:p>161055.486829</text:p>
          </table:table-cell>
          <table:table-cell office:value-type="float" office:value="372993" calcext:value-type="float">
            <text:p>372993</text:p>
          </table:table-cell>
          <table:table-cell office:value-type="float" office:value="1897275" calcext:value-type="float">
            <text:p>189727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37" calcext:value-type="float">
            <text:p>65537</text:p>
          </table:table-cell>
          <table:table-cell office:value-type="float" office:value="2061419.891" calcext:value-type="float">
            <text:p>2061419.891</text:p>
          </table:table-cell>
          <table:table-cell office:value-type="float" office:value="304390.492571" calcext:value-type="float">
            <text:p>304390.492571</text:p>
          </table:table-cell>
          <table:table-cell office:value-type="float" office:value="501240" calcext:value-type="float">
            <text:p>501240</text:p>
          </table:table-cell>
          <table:table-cell office:value-type="float" office:value="3199892" calcext:value-type="float">
            <text:p>319989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73" calcext:value-type="float">
            <text:p>131073</text:p>
          </table:table-cell>
          <table:table-cell office:value-type="float" office:value="3401316.937" calcext:value-type="float">
            <text:p>3401316.937</text:p>
          </table:table-cell>
          <table:table-cell office:value-type="float" office:value="491083.123717" calcext:value-type="float">
            <text:p>491083.123717</text:p>
          </table:table-cell>
          <table:table-cell office:value-type="float" office:value="759370" calcext:value-type="float">
            <text:p>759370</text:p>
          </table:table-cell>
          <table:table-cell office:value-type="float" office:value="5423369" calcext:value-type="float">
            <text:p>54233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45" calcext:value-type="float">
            <text:p>262145</text:p>
          </table:table-cell>
          <table:table-cell office:value-type="float" office:value="6175416.825" calcext:value-type="float">
            <text:p>6175416.825</text:p>
          </table:table-cell>
          <table:table-cell office:value-type="float" office:value="776268.111835" calcext:value-type="float">
            <text:p>776268.111835</text:p>
          </table:table-cell>
          <table:table-cell office:value-type="float" office:value="1510681" calcext:value-type="float">
            <text:p>1510681</text:p>
          </table:table-cell>
          <table:table-cell office:value-type="float" office:value="6875090" calcext:value-type="float">
            <text:p>68750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289" calcext:value-type="float">
            <text:p>524289</text:p>
          </table:table-cell>
          <table:table-cell office:value-type="float" office:value="11555765.683" calcext:value-type="float">
            <text:p>11555765.683</text:p>
          </table:table-cell>
          <table:table-cell office:value-type="float" office:value="2024454.247912" calcext:value-type="float">
            <text:p>2024454.247912</text:p>
          </table:table-cell>
          <table:table-cell office:value-type="float" office:value="2725371" calcext:value-type="float">
            <text:p>2725371</text:p>
          </table:table-cell>
          <table:table-cell office:value-type="float" office:value="13424842" calcext:value-type="float">
            <text:p>1342484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float" office:value="22450998.866" calcext:value-type="float">
            <text:p>22450998.866</text:p>
          </table:table-cell>
          <table:table-cell office:value-type="float" office:value="4432370.93716" calcext:value-type="float">
            <text:p>4432370.93716</text:p>
          </table:table-cell>
          <table:table-cell office:value-type="float" office:value="5039276" calcext:value-type="float">
            <text:p>5039276</text:p>
          </table:table-cell>
          <table:table-cell office:value-type="float" office:value="25061845" calcext:value-type="float">
            <text:p>250618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OS-UDP-L-30hz" table:style-name="ta1">
        <table:shapes>
          <draw:frame draw:z-index="0" draw:style-name="gr1" draw:text-style-name="P1" svg:width="211.47mm" svg:height="93.57mm" svg:x="11.42mm" svg:y="108.38mm">
            <draw:object draw:notify-on-update-of-ranges="'ROS-UDP-L-30hz'.A2:'ROS-UDP-L-30hz'.A22 'ROS-UDP-L-30hz'.A2:'ROS-UDP-L-30hz'.A22 'ROS-UDP-L-30hz'.B1:'ROS-UDP-L-30hz'.B1 'ROS-UDP-L-30hz'.B2:'ROS-UDP-L-30hz'.B2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6648.717588" calcext:value-type="float">
            <text:p>856648.717588</text:p>
          </table:table-cell>
          <table:table-cell office:value-type="float" office:value="3880001.185277" calcext:value-type="float">
            <text:p>3880001.185277</text:p>
          </table:table-cell>
          <table:table-cell office:value-type="float" office:value="184725" calcext:value-type="float">
            <text:p>184725</text:p>
          </table:table-cell>
          <table:table-cell office:value-type="float" office:value="97136156" calcext:value-type="float">
            <text:p>97136156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1034.512" calcext:value-type="float">
            <text:p>581034.512</text:p>
          </table:table-cell>
          <table:table-cell office:value-type="float" office:value="169347.651586" calcext:value-type="float">
            <text:p>169347.651586</text:p>
          </table:table-cell>
          <table:table-cell office:value-type="float" office:value="95388" calcext:value-type="float">
            <text:p>95388</text:p>
          </table:table-cell>
          <table:table-cell office:value-type="float" office:value="802623" calcext:value-type="float">
            <text:p>8026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1063.728" calcext:value-type="float">
            <text:p>661063.728</text:p>
          </table:table-cell>
          <table:table-cell office:value-type="float" office:value="92000.520316" calcext:value-type="float">
            <text:p>92000.520316</text:p>
          </table:table-cell>
          <table:table-cell office:value-type="float" office:value="193323" calcext:value-type="float">
            <text:p>193323</text:p>
          </table:table-cell>
          <table:table-cell office:value-type="float" office:value="880299" calcext:value-type="float">
            <text:p>8802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3262.525" calcext:value-type="float">
            <text:p>663262.525</text:p>
          </table:table-cell>
          <table:table-cell office:value-type="float" office:value="90472.94575" calcext:value-type="float">
            <text:p>90472.94575</text:p>
          </table:table-cell>
          <table:table-cell office:value-type="float" office:value="204372" calcext:value-type="float">
            <text:p>204372</text:p>
          </table:table-cell>
          <table:table-cell office:value-type="float" office:value="758109" calcext:value-type="float">
            <text:p>7581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0314.916" calcext:value-type="float">
            <text:p>660314.916</text:p>
          </table:table-cell>
          <table:table-cell office:value-type="float" office:value="83638.539591" calcext:value-type="float">
            <text:p>83638.539591</text:p>
          </table:table-cell>
          <table:table-cell office:value-type="float" office:value="200233" calcext:value-type="float">
            <text:p>200233</text:p>
          </table:table-cell>
          <table:table-cell office:value-type="float" office:value="820546" calcext:value-type="float">
            <text:p>82054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9915.243" calcext:value-type="float">
            <text:p>669915.243</text:p>
          </table:table-cell>
          <table:table-cell office:value-type="float" office:value="86718.266625" calcext:value-type="float">
            <text:p>86718.266625</text:p>
          </table:table-cell>
          <table:table-cell office:value-type="float" office:value="191256" calcext:value-type="float">
            <text:p>191256</text:p>
          </table:table-cell>
          <table:table-cell office:value-type="float" office:value="785876" calcext:value-type="float">
            <text:p>78587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5636.391" calcext:value-type="float">
            <text:p>675636.391</text:p>
          </table:table-cell>
          <table:table-cell office:value-type="float" office:value="72879.384625" calcext:value-type="float">
            <text:p>72879.384625</text:p>
          </table:table-cell>
          <table:table-cell office:value-type="float" office:value="205167" calcext:value-type="float">
            <text:p>205167</text:p>
          </table:table-cell>
          <table:table-cell office:value-type="float" office:value="837465" calcext:value-type="float">
            <text:p>83746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69688.752" calcext:value-type="float">
            <text:p>669688.752</text:p>
          </table:table-cell>
          <table:table-cell office:value-type="float" office:value="74236.440626" calcext:value-type="float">
            <text:p>74236.440626</text:p>
          </table:table-cell>
          <table:table-cell office:value-type="float" office:value="224415" calcext:value-type="float">
            <text:p>224415</text:p>
          </table:table-cell>
          <table:table-cell office:value-type="float" office:value="781335" calcext:value-type="float">
            <text:p>7813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69803.151" calcext:value-type="float">
            <text:p>669803.151</text:p>
          </table:table-cell>
          <table:table-cell office:value-type="float" office:value="82989.548284" calcext:value-type="float">
            <text:p>82989.548284</text:p>
          </table:table-cell>
          <table:table-cell office:value-type="float" office:value="208892" calcext:value-type="float">
            <text:p>208892</text:p>
          </table:table-cell>
          <table:table-cell office:value-type="float" office:value="786066" calcext:value-type="float">
            <text:p>78606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95674.37" calcext:value-type="float">
            <text:p>695674.37</text:p>
          </table:table-cell>
          <table:table-cell office:value-type="float" office:value="97144.089989" calcext:value-type="float">
            <text:p>97144.089989</text:p>
          </table:table-cell>
          <table:table-cell office:value-type="float" office:value="218305" calcext:value-type="float">
            <text:p>218305</text:p>
          </table:table-cell>
          <table:table-cell office:value-type="float" office:value="811517" calcext:value-type="float">
            <text:p>8115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11591.989" calcext:value-type="float">
            <text:p>711591.989</text:p>
          </table:table-cell>
          <table:table-cell office:value-type="float" office:value="84561.57155" calcext:value-type="float">
            <text:p>84561.57155</text:p>
          </table:table-cell>
          <table:table-cell office:value-type="float" office:value="201051" calcext:value-type="float">
            <text:p>201051</text:p>
          </table:table-cell>
          <table:table-cell office:value-type="float" office:value="808367" calcext:value-type="float">
            <text:p>8083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755316.842" calcext:value-type="float">
            <text:p>755316.842</text:p>
          </table:table-cell>
          <table:table-cell office:value-type="float" office:value="97160.609028" calcext:value-type="float">
            <text:p>97160.609028</text:p>
          </table:table-cell>
          <table:table-cell office:value-type="float" office:value="175627" calcext:value-type="float">
            <text:p>175627</text:p>
          </table:table-cell>
          <table:table-cell office:value-type="float" office:value="971104" calcext:value-type="float">
            <text:p>97110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834571.744" calcext:value-type="float">
            <text:p>834571.744</text:p>
          </table:table-cell>
          <table:table-cell office:value-type="float" office:value="114999.643207" calcext:value-type="float">
            <text:p>114999.643207</text:p>
          </table:table-cell>
          <table:table-cell office:value-type="float" office:value="237818" calcext:value-type="float">
            <text:p>237818</text:p>
          </table:table-cell>
          <table:table-cell office:value-type="float" office:value="1059085" calcext:value-type="float">
            <text:p>105908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1029315.384" calcext:value-type="float">
            <text:p>1029315.384</text:p>
          </table:table-cell>
          <table:table-cell office:value-type="float" office:value="127349.864532" calcext:value-type="float">
            <text:p>127349.864532</text:p>
          </table:table-cell>
          <table:table-cell office:value-type="float" office:value="272381" calcext:value-type="float">
            <text:p>272381</text:p>
          </table:table-cell>
          <table:table-cell office:value-type="float" office:value="1335713" calcext:value-type="float">
            <text:p>13357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1513470.087" calcext:value-type="float">
            <text:p>1513470.087</text:p>
          </table:table-cell>
          <table:table-cell office:value-type="float" office:value="195978.530129" calcext:value-type="float">
            <text:p>195978.530129</text:p>
          </table:table-cell>
          <table:table-cell office:value-type="float" office:value="358262" calcext:value-type="float">
            <text:p>358262</text:p>
          </table:table-cell>
          <table:table-cell office:value-type="float" office:value="2010023" calcext:value-type="float">
            <text:p>20100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2446767.163163" calcext:value-type="float">
            <text:p>2446767.163163</text:p>
          </table:table-cell>
          <table:table-cell office:value-type="float" office:value="405186.887833" calcext:value-type="float">
            <text:p>405186.887833</text:p>
          </table:table-cell>
          <table:table-cell office:value-type="float" office:value="532444" calcext:value-type="float">
            <text:p>532444</text:p>
          </table:table-cell>
          <table:table-cell office:value-type="float" office:value="3144694" calcext:value-type="float">
            <text:p>3144694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7" calcext:value-type="float">
            <text:p>65537</text:p>
          </table:table-cell>
          <table:table-cell office:value-type="float" office:value="4383843.147" calcext:value-type="float">
            <text:p>4383843.147</text:p>
          </table:table-cell>
          <table:table-cell office:value-type="float" office:value="729882.988149" calcext:value-type="float">
            <text:p>729882.988149</text:p>
          </table:table-cell>
          <table:table-cell office:value-type="float" office:value="885824" calcext:value-type="float">
            <text:p>885824</text:p>
          </table:table-cell>
          <table:table-cell office:value-type="float" office:value="6142978" calcext:value-type="float">
            <text:p>61429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73" calcext:value-type="float">
            <text:p>131073</text:p>
          </table:table-cell>
          <table:table-cell office:value-type="float" office:value="8313130.53" calcext:value-type="float">
            <text:p>8313130.53</text:p>
          </table:table-cell>
          <table:table-cell office:value-type="float" office:value="1242021.083448" calcext:value-type="float">
            <text:p>1242021.083448</text:p>
          </table:table-cell>
          <table:table-cell office:value-type="float" office:value="1643385" calcext:value-type="float">
            <text:p>1643385</text:p>
          </table:table-cell>
          <table:table-cell office:value-type="float" office:value="10083746" calcext:value-type="float">
            <text:p>1008374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45" calcext:value-type="float">
            <text:p>262145</text:p>
          </table:table-cell>
          <table:table-cell office:value-type="float" office:value="16043590.719439" calcext:value-type="float">
            <text:p>16043590.719439</text:p>
          </table:table-cell>
          <table:table-cell office:value-type="float" office:value="2656504.166472" calcext:value-type="float">
            <text:p>2656504.166472</text:p>
          </table:table-cell>
          <table:table-cell office:value-type="float" office:value="3139027" calcext:value-type="float">
            <text:p>3139027</text:p>
          </table:table-cell>
          <table:table-cell office:value-type="float" office:value="22860208" calcext:value-type="float">
            <text:p>22860208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4289" calcext:value-type="float">
            <text:p>524289</text:p>
          </table:table-cell>
          <table:table-cell office:value-type="float" office:value="19271294.817635" calcext:value-type="float">
            <text:p>19271294.817635</text:p>
          </table:table-cell>
          <table:table-cell office:value-type="float" office:value="3964799.66822" calcext:value-type="float">
            <text:p>3964799.66822</text:p>
          </table:table-cell>
          <table:table-cell office:value-type="float" office:value="6263691" calcext:value-type="float">
            <text:p>6263691</text:p>
          </table:table-cell>
          <table:table-cell office:value-type="float" office:value="34390328" calcext:value-type="float">
            <text:p>34390328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float" office:value="21013202.414609" calcext:value-type="float">
            <text:p>21013202.414609</text:p>
          </table:table-cell>
          <table:table-cell office:value-type="float" office:value="2032932.269198" calcext:value-type="float">
            <text:p>2032932.269198</text:p>
          </table:table-cell>
          <table:table-cell office:value-type="float" office:value="12537611" calcext:value-type="float">
            <text:p>12537611</text:p>
          </table:table-cell>
          <table:table-cell office:value-type="float" office:value="27552241" calcext:value-type="float">
            <text:p>27552241</text:p>
          </table:table-cell>
          <table:table-cell office:value-type="float" office:value="972" calcext:value-type="float">
            <text:p>972</text:p>
          </table:table-cell>
          <table:table-cell office:value-type="float" office:value="28" calcext:value-type="float">
            <text:p>28</text:p>
          </table:table-cell>
        </table:table-row>
      </table:table>
      <table:table table:name="CPNZ-TCP-R-30hz" table:style-name="ta1">
        <table:shapes>
          <draw:frame draw:z-index="0" draw:style-name="gr1" draw:text-style-name="P1" svg:width="211.47mm" svg:height="93.57mm" svg:x="11.91mm" svg:y="106.12mm">
            <draw:object draw:notify-on-update-of-ranges="'CPNZ-TCP-R-30hz'.A1:'CPNZ-TCP-R-30hz'.A1 'CPNZ-TCP-R-30hz'.A2:'CPNZ-TCP-R-30hz'.A22 'CPNZ-TCP-R-30hz'.B1:'CPNZ-TCP-R-30hz'.B1 'CPNZ-TCP-R-30hz'.B2:'CPNZ-TCP-R-30hz'.B22 'CPNZ-TCP-R-30hz'.A2:'CPNZ-TCP-R-30hz'.A2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9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0793.221443" calcext:value-type="float">
            <text:p>870793.221443</text:p>
          </table:table-cell>
          <table:table-cell office:value-type="float" office:value="130740.960352" calcext:value-type="float">
            <text:p>130740.960352</text:p>
          </table:table-cell>
          <table:table-cell office:value-type="float" office:value="606277" calcext:value-type="float">
            <text:p>606277</text:p>
          </table:table-cell>
          <table:table-cell office:value-type="float" office:value="1183698" calcext:value-type="float">
            <text:p>1183698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1038.689" calcext:value-type="float">
            <text:p>951038.689</text:p>
          </table:table-cell>
          <table:table-cell office:value-type="float" office:value="98660.083222" calcext:value-type="float">
            <text:p>98660.083222</text:p>
          </table:table-cell>
          <table:table-cell office:value-type="float" office:value="499031" calcext:value-type="float">
            <text:p>499031</text:p>
          </table:table-cell>
          <table:table-cell office:value-type="float" office:value="1192714" calcext:value-type="float">
            <text:p>11927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6833.764" calcext:value-type="float">
            <text:p>956833.764</text:p>
          </table:table-cell>
          <table:table-cell office:value-type="float" office:value="77502.068937" calcext:value-type="float">
            <text:p>77502.068937</text:p>
          </table:table-cell>
          <table:table-cell office:value-type="float" office:value="617376" calcext:value-type="float">
            <text:p>617376</text:p>
          </table:table-cell>
          <table:table-cell office:value-type="float" office:value="1120459" calcext:value-type="float">
            <text:p>112045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2892.26" calcext:value-type="float">
            <text:p>952892.26</text:p>
          </table:table-cell>
          <table:table-cell office:value-type="float" office:value="89305.661969" calcext:value-type="float">
            <text:p>89305.661969</text:p>
          </table:table-cell>
          <table:table-cell office:value-type="float" office:value="586566" calcext:value-type="float">
            <text:p>586566</text:p>
          </table:table-cell>
          <table:table-cell office:value-type="float" office:value="1112377" calcext:value-type="float">
            <text:p>111237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62251.819" calcext:value-type="float">
            <text:p>962251.819</text:p>
          </table:table-cell>
          <table:table-cell office:value-type="float" office:value="75022.306516" calcext:value-type="float">
            <text:p>75022.306516</text:p>
          </table:table-cell>
          <table:table-cell office:value-type="float" office:value="545999" calcext:value-type="float">
            <text:p>545999</text:p>
          </table:table-cell>
          <table:table-cell office:value-type="float" office:value="1163985" calcext:value-type="float">
            <text:p>116398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54239.738" calcext:value-type="float">
            <text:p>954239.738</text:p>
          </table:table-cell>
          <table:table-cell office:value-type="float" office:value="92955.610354" calcext:value-type="float">
            <text:p>92955.610354</text:p>
          </table:table-cell>
          <table:table-cell office:value-type="float" office:value="612767" calcext:value-type="float">
            <text:p>612767</text:p>
          </table:table-cell>
          <table:table-cell office:value-type="float" office:value="1226737" calcext:value-type="float">
            <text:p>122673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99685.572" calcext:value-type="float">
            <text:p>999685.572</text:p>
          </table:table-cell>
          <table:table-cell office:value-type="float" office:value="83630.059523" calcext:value-type="float">
            <text:p>83630.059523</text:p>
          </table:table-cell>
          <table:table-cell office:value-type="float" office:value="665921" calcext:value-type="float">
            <text:p>665921</text:p>
          </table:table-cell>
          <table:table-cell office:value-type="float" office:value="1199997" calcext:value-type="float">
            <text:p>119999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17963.143" calcext:value-type="float">
            <text:p>1017963.143</text:p>
          </table:table-cell>
          <table:table-cell office:value-type="float" office:value="53327.907834" calcext:value-type="float">
            <text:p>53327.907834</text:p>
          </table:table-cell>
          <table:table-cell office:value-type="float" office:value="781637" calcext:value-type="float">
            <text:p>781637</text:p>
          </table:table-cell>
          <table:table-cell office:value-type="float" office:value="1186103" calcext:value-type="float">
            <text:p>118610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73394.749" calcext:value-type="float">
            <text:p>1073394.749</text:p>
          </table:table-cell>
          <table:table-cell office:value-type="float" office:value="58402.728172" calcext:value-type="float">
            <text:p>58402.728172</text:p>
          </table:table-cell>
          <table:table-cell office:value-type="float" office:value="772102" calcext:value-type="float">
            <text:p>772102</text:p>
          </table:table-cell>
          <table:table-cell office:value-type="float" office:value="1464262" calcext:value-type="float">
            <text:p>146426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51348.609" calcext:value-type="float">
            <text:p>1051348.609</text:p>
          </table:table-cell>
          <table:table-cell office:value-type="float" office:value="72848.452632" calcext:value-type="float">
            <text:p>72848.452632</text:p>
          </table:table-cell>
          <table:table-cell office:value-type="float" office:value="700779" calcext:value-type="float">
            <text:p>700779</text:p>
          </table:table-cell>
          <table:table-cell office:value-type="float" office:value="1279265" calcext:value-type="float">
            <text:p>127926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258298.017" calcext:value-type="float">
            <text:p>1258298.017</text:p>
          </table:table-cell>
          <table:table-cell office:value-type="float" office:value="77964.588496" calcext:value-type="float">
            <text:p>77964.588496</text:p>
          </table:table-cell>
          <table:table-cell office:value-type="float" office:value="944607" calcext:value-type="float">
            <text:p>944607</text:p>
          </table:table-cell>
          <table:table-cell office:value-type="float" office:value="1467647" calcext:value-type="float">
            <text:p>14676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334269.065" calcext:value-type="float">
            <text:p>1334269.065</text:p>
          </table:table-cell>
          <table:table-cell office:value-type="float" office:value="159282.354587" calcext:value-type="float">
            <text:p>159282.354587</text:p>
          </table:table-cell>
          <table:table-cell office:value-type="float" office:value="843730" calcext:value-type="float">
            <text:p>843730</text:p>
          </table:table-cell>
          <table:table-cell office:value-type="float" office:value="1665569" calcext:value-type="float">
            <text:p>16655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1339838.273" calcext:value-type="float">
            <text:p>1339838.273</text:p>
          </table:table-cell>
          <table:table-cell office:value-type="float" office:value="81188.965802" calcext:value-type="float">
            <text:p>81188.965802</text:p>
          </table:table-cell>
          <table:table-cell office:value-type="float" office:value="950244" calcext:value-type="float">
            <text:p>950244</text:p>
          </table:table-cell>
          <table:table-cell office:value-type="float" office:value="1587661" calcext:value-type="float">
            <text:p>158766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1818636.371" calcext:value-type="float">
            <text:p>1818636.371</text:p>
          </table:table-cell>
          <table:table-cell office:value-type="float" office:value="91421.595208" calcext:value-type="float">
            <text:p>91421.595208</text:p>
          </table:table-cell>
          <table:table-cell office:value-type="float" office:value="1500954" calcext:value-type="float">
            <text:p>1500954</text:p>
          </table:table-cell>
          <table:table-cell office:value-type="float" office:value="2956170" calcext:value-type="float">
            <text:p>295617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2529215.04" calcext:value-type="float">
            <text:p>2529215.04</text:p>
          </table:table-cell>
          <table:table-cell office:value-type="float" office:value="117626.844369" calcext:value-type="float">
            <text:p>117626.844369</text:p>
          </table:table-cell>
          <table:table-cell office:value-type="float" office:value="2196966" calcext:value-type="float">
            <text:p>2196966</text:p>
          </table:table-cell>
          <table:table-cell office:value-type="float" office:value="3681770" calcext:value-type="float">
            <text:p>368177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4225128.481" calcext:value-type="float">
            <text:p>4225128.481</text:p>
          </table:table-cell>
          <table:table-cell office:value-type="float" office:value="116771.171979" calcext:value-type="float">
            <text:p>116771.171979</text:p>
          </table:table-cell>
          <table:table-cell office:value-type="float" office:value="3900331" calcext:value-type="float">
            <text:p>3900331</text:p>
          </table:table-cell>
          <table:table-cell office:value-type="float" office:value="5490469" calcext:value-type="float">
            <text:p>54904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37" calcext:value-type="float">
            <text:p>65537</text:p>
          </table:table-cell>
          <table:table-cell office:value-type="float" office:value="7819667.784" calcext:value-type="float">
            <text:p>7819667.784</text:p>
          </table:table-cell>
          <table:table-cell office:value-type="float" office:value="591569.330358" calcext:value-type="float">
            <text:p>591569.330358</text:p>
          </table:table-cell>
          <table:table-cell office:value-type="float" office:value="7362250" calcext:value-type="float">
            <text:p>7362250</text:p>
          </table:table-cell>
          <table:table-cell office:value-type="float" office:value="20503461" calcext:value-type="float">
            <text:p>2050346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73" calcext:value-type="float">
            <text:p>131073</text:p>
          </table:table-cell>
          <table:table-cell office:value-type="float" office:value="14691665.841" calcext:value-type="float">
            <text:p>14691665.841</text:p>
          </table:table-cell>
          <table:table-cell office:value-type="float" office:value="169559.024776" calcext:value-type="float">
            <text:p>169559.024776</text:p>
          </table:table-cell>
          <table:table-cell office:value-type="float" office:value="14077608" calcext:value-type="float">
            <text:p>14077608</text:p>
          </table:table-cell>
          <table:table-cell office:value-type="float" office:value="16894056" calcext:value-type="float">
            <text:p>168940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45" calcext:value-type="float">
            <text:p>262145</text:p>
          </table:table-cell>
          <table:table-cell office:value-type="float" office:value="28285990.601" calcext:value-type="float">
            <text:p>28285990.601</text:p>
          </table:table-cell>
          <table:table-cell office:value-type="float" office:value="458266.063871" calcext:value-type="float">
            <text:p>458266.063871</text:p>
          </table:table-cell>
          <table:table-cell office:value-type="float" office:value="27644908" calcext:value-type="float">
            <text:p>27644908</text:p>
          </table:table-cell>
          <table:table-cell office:value-type="float" office:value="33856075" calcext:value-type="float">
            <text:p>3385607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289" calcext:value-type="float">
            <text:p>524289</text:p>
          </table:table-cell>
          <table:table-cell office:value-type="float" office:value="1315861016.021" calcext:value-type="float">
            <text:p>1315861016.021</text:p>
          </table:table-cell>
          <table:table-cell office:value-type="float" office:value="726245813.89784" calcext:value-type="float">
            <text:p>726245813.89784</text:p>
          </table:table-cell>
          <table:table-cell office:value-type="float" office:value="59958223" calcext:value-type="float">
            <text:p>59958223</text:p>
          </table:table-cell>
          <table:table-cell office:value-type="float" office:value="2571780936" calcext:value-type="float">
            <text:p>257178093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float" office:value="10388170531.3986" calcext:value-type="float">
            <text:p>10388170531.3986</text:p>
          </table:table-cell>
          <table:table-cell office:value-type="float" office:value="5922833210.32484" calcext:value-type="float">
            <text:p>5922833210.32484</text:p>
          </table:table-cell>
          <table:table-cell office:value-type="float" office:value="118156696" calcext:value-type="float">
            <text:p>118156696</text:p>
          </table:table-cell>
          <table:table-cell office:value-type="float" office:value="20644187352" calcext:value-type="float">
            <text:p>20644187352</text:p>
          </table:table-cell>
          <table:table-cell office:value-type="float" office:value="552" calcext:value-type="float">
            <text:p>552</text:p>
          </table:table-cell>
          <table:table-cell office:value-type="float" office:value="448" calcext:value-type="float">
            <text:p>4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/00/0000</text:date>, <text:time style:data-style-name="N2" text:time-value="18:34:49.793976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06T18:37:01.376152613</dc:date>
    <meta:editing-duration>PT5H12M25S</meta:editing-duration>
    <meta:editing-cycles>66</meta:editing-cycles>
    <meta:document-statistic meta:table-count="6" meta:cell-count="90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CPNZ-IPC-L-30hz'.V1:'CPNZ-IPC-L-30hz'.V24 'CPNZ-IPC-L-30hz'.A1:'CPNZ-IPC-L-30hz'.B22" chart:data-source-has-labels="both" svg:x="-0.253cm" svg:y="0.765cm" svg:width="19.636cm" svg:height="8.249cm">
          <chartooo:coordinate-region svg:x="1.48cm" svg:y="0.964cm" svg:width="17.16cm" svg:height="7.403cm"/>
          <chart:axis chart:dimension="x" chart:name="primary-x" chart:style-name="ch4" chartooo:axis-type="auto">
            <chart:categories table:cell-range-address="'CPNZ-IPC-L-30hz'.V1:'CPNZ-IPC-L-30hz'.V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NZ-IPC-L-30hz'.B2:'CPNZ-IPC-L-30hz'.B22" chart:label-cell-address="'CPNZ-IPC-L-30hz'.B1:'CPNZ-IPC-L-30hz'.B1" chart:class="chart:scatter">
            <chart:domain table:cell-range-address="'CPNZ-IPC-L-30hz'.A2:'CPNZ-IPC-L-30hz'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CPNZ-IPC-L-30hz'.B1:'CPNZ-IPC-L-30hz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PNZ-IPC-L-30hz'.V1:'CPNZ-IPC-L-30hz'.V24</svg:desc>
                </draw:g>
              </table:table-cell>
              <table:table-cell office:value-type="float" office:value="2">
                <text:p>2</text:p>
                <draw:g>
                  <svg:desc>'CPNZ-IPC-L-30hz'.A2:'CPNZ-IPC-L-30hz'.A22</svg:desc>
                </draw:g>
              </table:table-cell>
              <table:table-cell office:value-type="float" office:value="551441.420683">
                <text:p>551441.420683</text:p>
                <draw:g>
                  <svg:desc>'CPNZ-IPC-L-30hz'.B2:'CPNZ-IPC-L-30hz'.B2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600793.236">
                <text:p>600793.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595454.561">
                <text:p>595454.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600422.653">
                <text:p>600422.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594858.83">
                <text:p>594858.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598338.182">
                <text:p>598338.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">
                <text:p>65</text:p>
              </table:table-cell>
              <table:table-cell office:value-type="float" office:value="595366.288">
                <text:p>595366.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">
                <text:p>129</text:p>
              </table:table-cell>
              <table:table-cell office:value-type="float" office:value="578026.605">
                <text:p>578026.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">
                <text:p>257</text:p>
              </table:table-cell>
              <table:table-cell office:value-type="float" office:value="606968.381">
                <text:p>606968.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">
                <text:p>513</text:p>
              </table:table-cell>
              <table:table-cell office:value-type="float" office:value="614436.684">
                <text:p>614436.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5">
                <text:p>1025</text:p>
              </table:table-cell>
              <table:table-cell office:value-type="float" office:value="652770.487">
                <text:p>652770.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49">
                <text:p>2049</text:p>
              </table:table-cell>
              <table:table-cell office:value-type="float" office:value="656168.423">
                <text:p>656168.4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97">
                <text:p>4097</text:p>
              </table:table-cell>
              <table:table-cell office:value-type="float" office:value="681254.529">
                <text:p>681254.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93">
                <text:p>8193</text:p>
              </table:table-cell>
              <table:table-cell office:value-type="float" office:value="711913.951">
                <text:p>711913.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85">
                <text:p>16385</text:p>
              </table:table-cell>
              <table:table-cell office:value-type="float" office:value="756304.227">
                <text:p>756304.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769">
                <text:p>32769</text:p>
              </table:table-cell>
              <table:table-cell office:value-type="float" office:value="941317.629">
                <text:p>941317.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537">
                <text:p>65537</text:p>
              </table:table-cell>
              <table:table-cell office:value-type="float" office:value="1393053.214">
                <text:p>1393053.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073">
                <text:p>131073</text:p>
              </table:table-cell>
              <table:table-cell office:value-type="float" office:value="1883143.608">
                <text:p>1883143.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145">
                <text:p>262145</text:p>
              </table:table-cell>
              <table:table-cell office:value-type="float" office:value="2863203.673">
                <text:p>2863203.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289">
                <text:p>524289</text:p>
              </table:table-cell>
              <table:table-cell office:value-type="float" office:value="5244141.521">
                <text:p>5244141.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8577">
                <text:p>1048577</text:p>
              </table:table-cell>
              <table:table-cell office:value-type="float" office:value="10051587.644">
                <text:p>10051587.6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42cm" svg:height="9cm" xlink:href=".." xlink:type="simple" chart:class="chart:scatter" chart:style-name="ch1">
        <chart:legend chart:legend-position="end" svg:x="22.837cm" svg:y="3.703cm" style:legend-expansion="high" chart:style-name="ch2"/>
        <chart:plot-area chart:style-name="ch3" table:cell-range-address="'CPNZ-IPC-L-30hz'.B46:'CPNZ-IPC-L-30hz'.C63 'CPNZ-IPC-L-30hz'.A46:'CPNZ-IPC-L-30hz'.A46 'CPNZ-IPC-L-30hz'.U46:'CPNZ-IPC-L-30hz'.U46 'CPNZ-IPC-L-30hz'.W46:'CPNZ-IPC-L-30hz'.W52 'CPNZ-IPC-L-30hz'.K52:'CPNZ-IPC-L-30hz'.K52 'CPNZ-IPC-L-30hz'.M46:'CPNZ-IPC-L-30hz'.M63" chart:data-source-has-labels="both" svg:x="0.514cm" svg:y="0.18cm" svg:width="21.809cm" svg:height="8.64cm">
          <chartooo:coordinate-region svg:x="1.876cm" svg:y="0.379cm" svg:width="19.89cm" svg:height="7.794cm"/>
          <chart:axis chart:dimension="x" chart:name="primary-x" chart:style-name="ch4" chartooo:axis-type="auto">
            <chart:categories table:cell-range-address="'CPNZ-IPC-L-30hz'.B46:'CPNZ-IPC-L-30hz'.B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PNZ-IPC-L-30hz'.C46:'CPNZ-IPC-L-30hz'.C63" chart:label-cell-address="'CPNZ-IPC-L-30hz'.A46:'CPNZ-IPC-L-30hz'.A46" chart:class="chart:scatter">
            <chart:domain table:cell-range-address="'CPNZ-IPC-L-30hz'.B46:'CPNZ-IPC-L-30hz'.B63"/>
            <chart:data-point chart:repeated="18"/>
          </chart:series>
          <chart:series chart:style-name="ch7" chart:values-cell-range-address="'CPNZ-IPC-L-30hz'.W46:'CPNZ-IPC-L-30hz'.W52" chart:label-cell-address="'CPNZ-IPC-L-30hz'.U46:'CPNZ-IPC-L-30hz'.U46" chart:class="chart:scatter">
            <chart:domain table:cell-range-address="'CPNZ-IPC-L-30hz'.V46:'CPNZ-IPC-L-30hz'.V52"/>
            <chart:data-point chart:repeated="7"/>
          </chart:series>
          <chart:series chart:style-name="ch8" chart:values-cell-range-address="'CPNZ-IPC-L-30hz'.M46:'CPNZ-IPC-L-30hz'.M63" chart:label-cell-address="'CPNZ-IPC-L-30hz'.K52:'CPNZ-IPC-L-30hz'.K52" chart:class="chart:scatter">
            <chart:domain table:cell-range-address="'CPNZ-IPC-L-30hz'.L46:'CPNZ-IPC-L-30hz'.L60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'CPNZ-IPC-L-30hz'.A46:'CPNZ-IPC-L-30hz'.A46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UDP</text:p>
                <draw:g>
                  <svg:desc>'CPNZ-IPC-L-30hz'.U46:'CPNZ-IPC-L-30hz'.U46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/>
                <draw:g>
                  <svg:desc>'CPNZ-IPC-L-30hz'.K52:'CPNZ-IPC-L-30hz'.K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PNZ-IPC-L-30hz'.B46:'CPNZ-IPC-L-30hz'.B63</svg:desc>
                </draw:g>
              </table:table-cell>
              <table:table-cell office:value-type="float" office:value="NaN">
                <text:p>NaN</text:p>
                <draw:g>
                  <svg:desc>'CPNZ-IPC-L-30hz'.B46:'CPNZ-IPC-L-30hz'.B63</svg:desc>
                </draw:g>
              </table:table-cell>
              <table:table-cell office:value-type="float" office:value="NaN">
                <text:p>NaN</text:p>
                <draw:g>
                  <svg:desc>'CPNZ-IPC-L-30hz'.C46:'CPNZ-IPC-L-30hz'.C63</svg:desc>
                </draw:g>
              </table:table-cell>
              <table:table-cell office:value-type="float" office:value="48">
                <text:p>48</text:p>
                <draw:g>
                  <svg:desc>'CPNZ-IPC-L-30hz'.V46:'CPNZ-IPC-L-30hz'.V52</svg:desc>
                </draw:g>
              </table:table-cell>
              <table:table-cell office:value-type="float" office:value="1060890.784">
                <text:p>1060890.784</text:p>
                <draw:g>
                  <svg:desc>'CPNZ-IPC-L-30hz'.W46:'CPNZ-IPC-L-30hz'.W52</svg:desc>
                </draw:g>
              </table:table-cell>
              <table:table-cell office:value-type="float" office:value="NaN">
                <text:p>NaN</text:p>
                <draw:g>
                  <svg:desc>'CPNZ-IPC-L-30hz'.L46:'CPNZ-IPC-L-30hz'.L60</svg:desc>
                </draw:g>
              </table:table-cell>
              <table:table-cell office:value-type="float" office:value="NaN">
                <text:p>NaN</text:p>
                <draw:g>
                  <svg:desc>'CPNZ-IPC-L-30hz'.M46:'CPNZ-IPC-L-30hz'.M6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1050593.459">
                <text:p>1050593.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1094273.19">
                <text:p>109427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1116645.173">
                <text:p>1116645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8">
                <text:p>528</text:p>
              </table:table-cell>
              <table:table-cell office:value-type="float" office:value="1234383.551">
                <text:p>1234383.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0">
                <text:p>1040</text:p>
              </table:table-cell>
              <table:table-cell office:value-type="float" office:value="1389589.653">
                <text:p>1389589.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4">
                <text:p>2064</text:p>
              </table:table-cell>
              <table:table-cell office:value-type="float" office:value="1644685.819">
                <text:p>1644685.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CPNZ-UDP-L-30hz'.A1:'CPNZ-UDP-L-30hz'.B11" chart:data-source-has-labels="both" svg:x="0.118cm" svg:y="0.765cm" svg:width="18.894cm" svg:height="8.249cm">
          <chartooo:coordinate-region svg:x="1.48cm" svg:y="0.964cm" svg:width="17.16cm" svg:height="7.403cm"/>
          <chart:axis chart:dimension="x" chart:name="primary-x" chart:style-name="ch4" chartooo:axis-type="auto">
            <chart:categories table:cell-range-address="'CPNZ-UDP-L-30hz'.A2:'CPNZ-UDP-L-30hz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NZ-UDP-L-30hz'.B2:'CPNZ-UDP-L-30hz'.B11" chart:label-cell-address="'CPNZ-UDP-L-30hz'.B1:'CPNZ-UDP-L-30hz'.B1" chart:class="chart:scatter">
            <chart:domain table:cell-range-address="'CPNZ-UDP-L-30hz'.A2:'CPNZ-UDP-L-30hz'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CPNZ-UDP-L-30hz'.B1:'CPNZ-UDP-L-30hz'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CPNZ-UDP-L-30hz'.A2:'CPNZ-UDP-L-30hz'.A11</svg:desc>
                </draw:g>
              </table:table-cell>
              <table:table-cell office:value-type="float" office:value="2">
                <text:p>2</text:p>
                <draw:g>
                  <svg:desc>'CPNZ-UDP-L-30hz'.A2:'CPNZ-UDP-L-30hz'.A11</svg:desc>
                </draw:g>
              </table:table-cell>
              <table:table-cell office:value-type="float" office:value="534729.207">
                <text:p>534729.207</text:p>
                <draw:g>
                  <svg:desc>'CPNZ-UDP-L-30hz'.B2:'CPNZ-UDP-L-30hz'.B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50749.848">
                <text:p>550749.8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56643.753">
                <text:p>556643.75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45900.408">
                <text:p>545900.40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48337.145">
                <text:p>548337.14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61114.348">
                <text:p>561114.34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49928.212">
                <text:p>549928.21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559203.216">
                <text:p>559203.216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42752.316">
                <text:p>542752.316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553369.761">
                <text:p>553369.7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CPNZ-TCP-L-30hz'.A1:'CPNZ-TCP-L-30hz'.B22" chart:data-source-has-labels="both" svg:x="-0.253cm" svg:y="0.765cm" svg:width="19.636cm" svg:height="8.249cm">
          <chartooo:coordinate-region svg:x="1.48cm" svg:y="0.964cm" svg:width="17.16cm" svg:height="7.403cm"/>
          <chart:axis chart:dimension="x" chart:name="primary-x" chart:style-name="ch4" chartooo:axis-type="auto">
            <chart:categories table:cell-range-address="'CPNZ-TCP-L-30hz'.A2:'CPNZ-TCP-L-30hz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NZ-TCP-L-30hz'.B2:'CPNZ-TCP-L-30hz'.B22" chart:label-cell-address="'CPNZ-TCP-L-30hz'.B1:'CPNZ-TCP-L-30hz'.B1" chart:class="chart:scatter">
            <chart:domain table:cell-range-address="'CPNZ-TCP-L-30hz'.A2:'CPNZ-TCP-L-30hz'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CPNZ-TCP-L-30hz'.B1:'CPNZ-TCP-L-30hz'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CPNZ-TCP-L-30hz'.A2:'CPNZ-TCP-L-30hz'.A22</svg:desc>
                </draw:g>
              </table:table-cell>
              <table:table-cell office:value-type="float" office:value="2">
                <text:p>2</text:p>
                <draw:g>
                  <svg:desc>'CPNZ-TCP-L-30hz'.A2:'CPNZ-TCP-L-30hz'.A22</svg:desc>
                </draw:g>
              </table:table-cell>
              <table:table-cell office:value-type="float" office:value="642475.755511">
                <text:p>642475.755511</text:p>
                <draw:g>
                  <svg:desc>'CPNZ-TCP-L-30hz'.B2:'CPNZ-TCP-L-30hz'.B2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51043.894">
                <text:p>651043.8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43453.672">
                <text:p>643453.67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70550.513">
                <text:p>670550.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69193.719">
                <text:p>669193.71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61116.16">
                <text:p>661116.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7753.437">
                <text:p>657753.43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660586.821">
                <text:p>660586.82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657447.232">
                <text:p>657447.232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665281.75">
                <text:p>665281.75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710521.793">
                <text:p>710521.793</text:p>
              </table:table-cell>
            </table:table-row>
            <table:table-row>
              <table:table-cell office:value-type="float" office:value="2049">
                <text:p>2049</text:p>
              </table:table-cell>
              <table:table-cell office:value-type="float" office:value="2049">
                <text:p>2049</text:p>
              </table:table-cell>
              <table:table-cell office:value-type="float" office:value="711411.274">
                <text:p>711411.274</text:p>
              </table:table-cell>
            </table:table-row>
            <table:table-row>
              <table:table-cell office:value-type="float" office:value="4097">
                <text:p>4097</text:p>
              </table:table-cell>
              <table:table-cell office:value-type="float" office:value="4097">
                <text:p>4097</text:p>
              </table:table-cell>
              <table:table-cell office:value-type="float" office:value="744137.427">
                <text:p>744137.427</text:p>
              </table:table-cell>
            </table:table-row>
            <table:table-row>
              <table:table-cell office:value-type="float" office:value="8193">
                <text:p>8193</text:p>
              </table:table-cell>
              <table:table-cell office:value-type="float" office:value="8193">
                <text:p>8193</text:p>
              </table:table-cell>
              <table:table-cell office:value-type="float" office:value="740031.856">
                <text:p>740031.856</text:p>
              </table:table-cell>
            </table:table-row>
            <table:table-row>
              <table:table-cell office:value-type="float" office:value="16385">
                <text:p>16385</text:p>
              </table:table-cell>
              <table:table-cell office:value-type="float" office:value="16385">
                <text:p>16385</text:p>
              </table:table-cell>
              <table:table-cell office:value-type="float" office:value="829139.261">
                <text:p>829139.261</text:p>
              </table:table-cell>
            </table:table-row>
            <table:table-row>
              <table:table-cell office:value-type="float" office:value="32769">
                <text:p>32769</text:p>
              </table:table-cell>
              <table:table-cell office:value-type="float" office:value="32769">
                <text:p>32769</text:p>
              </table:table-cell>
              <table:table-cell office:value-type="float" office:value="938068.75">
                <text:p>938068.75</text:p>
              </table:table-cell>
            </table:table-row>
            <table:table-row>
              <table:table-cell office:value-type="float" office:value="65537">
                <text:p>65537</text:p>
              </table:table-cell>
              <table:table-cell office:value-type="float" office:value="65537">
                <text:p>65537</text:p>
              </table:table-cell>
              <table:table-cell office:value-type="float" office:value="1194097.626">
                <text:p>1194097.626</text:p>
              </table:table-cell>
            </table:table-row>
            <table:table-row>
              <table:table-cell office:value-type="float" office:value="131073">
                <text:p>131073</text:p>
              </table:table-cell>
              <table:table-cell office:value-type="float" office:value="131073">
                <text:p>131073</text:p>
              </table:table-cell>
              <table:table-cell office:value-type="float" office:value="1621344.09">
                <text:p>1621344.09</text:p>
              </table:table-cell>
            </table:table-row>
            <table:table-row>
              <table:table-cell office:value-type="float" office:value="262145">
                <text:p>262145</text:p>
              </table:table-cell>
              <table:table-cell office:value-type="float" office:value="262145">
                <text:p>262145</text:p>
              </table:table-cell>
              <table:table-cell office:value-type="float" office:value="2689407.726">
                <text:p>2689407.726</text:p>
              </table:table-cell>
            </table:table-row>
            <table:table-row>
              <table:table-cell office:value-type="float" office:value="524289">
                <text:p>524289</text:p>
              </table:table-cell>
              <table:table-cell office:value-type="float" office:value="524289">
                <text:p>524289</text:p>
              </table:table-cell>
              <table:table-cell office:value-type="float" office:value="5303771.122">
                <text:p>5303771.122</text:p>
              </table:table-cell>
            </table:table-row>
            <table:table-row>
              <table:table-cell office:value-type="float" office:value="1048577">
                <text:p>1048577</text:p>
              </table:table-cell>
              <table:table-cell office:value-type="float" office:value="1048577">
                <text:p>1048577</text:p>
              </table:table-cell>
              <table:table-cell office:value-type="float" office:value="10440583.256">
                <text:p>10440583.2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2 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ROS-TCP-L-30hz'.A2:'ROS-TCP-L-30hz'.B22 'ROS-TCP-L-30hz'.B1:'ROS-TCP-L-30hz'.B1 'CPNZ-TCP-L-30hz'.B1:'CPNZ-TCP-L-30hz'.B22" chart:data-source-has-labels="row" svg:x="-0.253cm" svg:y="0.765cm" svg:width="19.636cm" svg:height="8.249cm">
          <chartooo:coordinate-region svg:x="1.48cm" svg:y="0.964cm" svg:width="17.16cm" svg:height="7.4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OS-TCP-L-30hz'.B2:'ROS-TCP-L-30hz'.B22" chart:label-cell-address="'ROS-TCP-L-30hz'.B1:'ROS-TCP-L-30hz'.B1" chart:class="chart:scatter">
            <chart:domain table:cell-range-address="'ROS-TCP-L-30hz'.A2:'ROS-TCP-L-30hz'.A22"/>
            <chart:data-point chart:repeated="21"/>
          </chart:series>
          <chart:series chart:style-name="ch8" chart:values-cell-range-address="'CPNZ-TCP-L-30hz'.B2:'CPNZ-TCP-L-30hz'.B22" chart:label-cell-address="'CPNZ-TCP-L-30hz'.B1:'CPNZ-TCP-L-30hz'.B1" chart:class="chart:scatter">
            <chart:domain table:cell-range-address="'CPNZ-TCP-L-30hz'.A2:'CPNZ-TCP-L-30hz'.A22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ROS-TCP-L-30hz'.B1:'ROS-TCP-L-30hz'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CPNZ-TCP-L-30hz'.B1:'CPNZ-TCP-L-30hz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ROS-TCP-L-30hz'.A2:'ROS-TCP-L-30hz'.A22</svg:desc>
                </draw:g>
              </table:table-cell>
              <table:table-cell office:value-type="float" office:value="687340.158426">
                <text:p>687340.158426</text:p>
                <draw:g>
                  <svg:desc>'ROS-TCP-L-30hz'.B2:'ROS-TCP-L-30hz'.B22</svg:desc>
                </draw:g>
              </table:table-cell>
              <table:table-cell office:value-type="float" office:value="2">
                <text:p>2</text:p>
                <draw:g>
                  <svg:desc>'CPNZ-TCP-L-30hz'.A2:'CPNZ-TCP-L-30hz'.A22</svg:desc>
                </draw:g>
              </table:table-cell>
              <table:table-cell office:value-type="float" office:value="642475.755511">
                <text:p>642475.755511</text:p>
                <draw:g>
                  <svg:desc>'CPNZ-TCP-L-30hz'.B2:'CPNZ-TCP-L-30hz'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91725.483">
                <text:p>691725.483</text:p>
              </table:table-cell>
              <table:table-cell office:value-type="float" office:value="3">
                <text:p>3</text:p>
              </table:table-cell>
              <table:table-cell office:value-type="float" office:value="651043.894">
                <text:p>651043.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03371.037">
                <text:p>703371.037</text:p>
              </table:table-cell>
              <table:table-cell office:value-type="float" office:value="5">
                <text:p>5</text:p>
              </table:table-cell>
              <table:table-cell office:value-type="float" office:value="643453.672">
                <text:p>643453.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725284.178">
                <text:p>725284.178</text:p>
              </table:table-cell>
              <table:table-cell office:value-type="float" office:value="9">
                <text:p>9</text:p>
              </table:table-cell>
              <table:table-cell office:value-type="float" office:value="670550.513">
                <text:p>670550.5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728775.663">
                <text:p>728775.663</text:p>
              </table:table-cell>
              <table:table-cell office:value-type="float" office:value="17">
                <text:p>17</text:p>
              </table:table-cell>
              <table:table-cell office:value-type="float" office:value="669193.719">
                <text:p>669193.7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734419.894">
                <text:p>734419.894</text:p>
              </table:table-cell>
              <table:table-cell office:value-type="float" office:value="33">
                <text:p>33</text:p>
              </table:table-cell>
              <table:table-cell office:value-type="float" office:value="661116.16">
                <text:p>661116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720479.464">
                <text:p>720479.464</text:p>
              </table:table-cell>
              <table:table-cell office:value-type="float" office:value="65">
                <text:p>65</text:p>
              </table:table-cell>
              <table:table-cell office:value-type="float" office:value="657753.437">
                <text:p>657753.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">
                <text:p>129</text:p>
              </table:table-cell>
              <table:table-cell office:value-type="float" office:value="679080.04">
                <text:p>679080.04</text:p>
              </table:table-cell>
              <table:table-cell office:value-type="float" office:value="129">
                <text:p>129</text:p>
              </table:table-cell>
              <table:table-cell office:value-type="float" office:value="660586.821">
                <text:p>660586.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">
                <text:p>257</text:p>
              </table:table-cell>
              <table:table-cell office:value-type="float" office:value="683303.154">
                <text:p>683303.154</text:p>
              </table:table-cell>
              <table:table-cell office:value-type="float" office:value="257">
                <text:p>257</text:p>
              </table:table-cell>
              <table:table-cell office:value-type="float" office:value="657447.232">
                <text:p>657447.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3">
                <text:p>513</text:p>
              </table:table-cell>
              <table:table-cell office:value-type="float" office:value="698156.41">
                <text:p>698156.41</text:p>
              </table:table-cell>
              <table:table-cell office:value-type="float" office:value="513">
                <text:p>513</text:p>
              </table:table-cell>
              <table:table-cell office:value-type="float" office:value="665281.75">
                <text:p>665281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5">
                <text:p>1025</text:p>
              </table:table-cell>
              <table:table-cell office:value-type="float" office:value="706270.889">
                <text:p>706270.889</text:p>
              </table:table-cell>
              <table:table-cell office:value-type="float" office:value="1025">
                <text:p>1025</text:p>
              </table:table-cell>
              <table:table-cell office:value-type="float" office:value="710521.793">
                <text:p>710521.7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9">
                <text:p>2049</text:p>
              </table:table-cell>
              <table:table-cell office:value-type="float" office:value="729190.242">
                <text:p>729190.242</text:p>
              </table:table-cell>
              <table:table-cell office:value-type="float" office:value="2049">
                <text:p>2049</text:p>
              </table:table-cell>
              <table:table-cell office:value-type="float" office:value="711411.274">
                <text:p>711411.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7">
                <text:p>4097</text:p>
              </table:table-cell>
              <table:table-cell office:value-type="float" office:value="764059.714">
                <text:p>764059.714</text:p>
              </table:table-cell>
              <table:table-cell office:value-type="float" office:value="4097">
                <text:p>4097</text:p>
              </table:table-cell>
              <table:table-cell office:value-type="float" office:value="744137.427">
                <text:p>744137.4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3">
                <text:p>8193</text:p>
              </table:table-cell>
              <table:table-cell office:value-type="float" office:value="865663.338">
                <text:p>865663.338</text:p>
              </table:table-cell>
              <table:table-cell office:value-type="float" office:value="8193">
                <text:p>8193</text:p>
              </table:table-cell>
              <table:table-cell office:value-type="float" office:value="740031.856">
                <text:p>740031.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5">
                <text:p>16385</text:p>
              </table:table-cell>
              <table:table-cell office:value-type="float" office:value="1030715.044">
                <text:p>1030715.044</text:p>
              </table:table-cell>
              <table:table-cell office:value-type="float" office:value="16385">
                <text:p>16385</text:p>
              </table:table-cell>
              <table:table-cell office:value-type="float" office:value="829139.261">
                <text:p>829139.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9">
                <text:p>32769</text:p>
              </table:table-cell>
              <table:table-cell office:value-type="float" office:value="1405652.575">
                <text:p>1405652.575</text:p>
              </table:table-cell>
              <table:table-cell office:value-type="float" office:value="32769">
                <text:p>32769</text:p>
              </table:table-cell>
              <table:table-cell office:value-type="float" office:value="938068.75">
                <text:p>938068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7">
                <text:p>65537</text:p>
              </table:table-cell>
              <table:table-cell office:value-type="float" office:value="2061419.891">
                <text:p>2061419.891</text:p>
              </table:table-cell>
              <table:table-cell office:value-type="float" office:value="65537">
                <text:p>65537</text:p>
              </table:table-cell>
              <table:table-cell office:value-type="float" office:value="1194097.626">
                <text:p>1194097.6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3">
                <text:p>131073</text:p>
              </table:table-cell>
              <table:table-cell office:value-type="float" office:value="3401316.937">
                <text:p>3401316.937</text:p>
              </table:table-cell>
              <table:table-cell office:value-type="float" office:value="131073">
                <text:p>131073</text:p>
              </table:table-cell>
              <table:table-cell office:value-type="float" office:value="1621344.09">
                <text:p>1621344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5">
                <text:p>262145</text:p>
              </table:table-cell>
              <table:table-cell office:value-type="float" office:value="6175416.825">
                <text:p>6175416.825</text:p>
              </table:table-cell>
              <table:table-cell office:value-type="float" office:value="262145">
                <text:p>262145</text:p>
              </table:table-cell>
              <table:table-cell office:value-type="float" office:value="2689407.726">
                <text:p>2689407.7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9">
                <text:p>524289</text:p>
              </table:table-cell>
              <table:table-cell office:value-type="float" office:value="11555765.683">
                <text:p>11555765.683</text:p>
              </table:table-cell>
              <table:table-cell office:value-type="float" office:value="524289">
                <text:p>524289</text:p>
              </table:table-cell>
              <table:table-cell office:value-type="float" office:value="5303771.122">
                <text:p>5303771.1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8577">
                <text:p>1048577</text:p>
              </table:table-cell>
              <table:table-cell office:value-type="float" office:value="22450998.866">
                <text:p>22450998.866</text:p>
              </table:table-cell>
              <table:table-cell office:value-type="float" office:value="1048577">
                <text:p>1048577</text:p>
              </table:table-cell>
              <table:table-cell office:value-type="float" office:value="10440583.256">
                <text:p>10440583.2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ROS-UDP-L-30hz'.A1:'ROS-UDP-L-30hz'.B22" chart:data-source-has-labels="both" svg:x="-0.253cm" svg:y="0.765cm" svg:width="19.636cm" svg:height="8.249cm">
          <chartooo:coordinate-region svg:x="1.48cm" svg:y="0.964cm" svg:width="17.16cm" svg:height="7.403cm"/>
          <chart:axis chart:dimension="x" chart:name="primary-x" chart:style-name="ch4" chartooo:axis-type="auto">
            <chart:categories table:cell-range-address="'ROS-UDP-L-30hz'.A2:'ROS-UDP-L-30hz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OS-UDP-L-30hz'.B2:'ROS-UDP-L-30hz'.B22" chart:label-cell-address="'ROS-UDP-L-30hz'.B1:'ROS-UDP-L-30hz'.B1" chart:class="chart:scatter">
            <chart:domain table:cell-range-address="'ROS-UDP-L-30hz'.A2:'ROS-UDP-L-30hz'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ROS-UDP-L-30hz'.B1:'ROS-UDP-L-30hz'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ROS-UDP-L-30hz'.A2:'ROS-UDP-L-30hz'.A22</svg:desc>
                </draw:g>
              </table:table-cell>
              <table:table-cell office:value-type="float" office:value="2">
                <text:p>2</text:p>
                <draw:g>
                  <svg:desc>'ROS-UDP-L-30hz'.A2:'ROS-UDP-L-30hz'.A22</svg:desc>
                </draw:g>
              </table:table-cell>
              <table:table-cell office:value-type="float" office:value="856648.717588">
                <text:p>856648.717588</text:p>
                <draw:g>
                  <svg:desc>'ROS-UDP-L-30hz'.B2:'ROS-UDP-L-30hz'.B2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81034.512">
                <text:p>581034.5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61063.728">
                <text:p>661063.7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63262.525">
                <text:p>663262.52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60314.916">
                <text:p>660314.91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69915.243">
                <text:p>669915.24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75636.391">
                <text:p>675636.39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669688.752">
                <text:p>669688.752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669803.151">
                <text:p>669803.151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695674.37">
                <text:p>695674.37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711591.989">
                <text:p>711591.989</text:p>
              </table:table-cell>
            </table:table-row>
            <table:table-row>
              <table:table-cell office:value-type="float" office:value="2049">
                <text:p>2049</text:p>
              </table:table-cell>
              <table:table-cell office:value-type="float" office:value="2049">
                <text:p>2049</text:p>
              </table:table-cell>
              <table:table-cell office:value-type="float" office:value="755316.842">
                <text:p>755316.842</text:p>
              </table:table-cell>
            </table:table-row>
            <table:table-row>
              <table:table-cell office:value-type="float" office:value="4097">
                <text:p>4097</text:p>
              </table:table-cell>
              <table:table-cell office:value-type="float" office:value="4097">
                <text:p>4097</text:p>
              </table:table-cell>
              <table:table-cell office:value-type="float" office:value="834571.744">
                <text:p>834571.744</text:p>
              </table:table-cell>
            </table:table-row>
            <table:table-row>
              <table:table-cell office:value-type="float" office:value="8193">
                <text:p>8193</text:p>
              </table:table-cell>
              <table:table-cell office:value-type="float" office:value="8193">
                <text:p>8193</text:p>
              </table:table-cell>
              <table:table-cell office:value-type="float" office:value="1029315.384">
                <text:p>1029315.384</text:p>
              </table:table-cell>
            </table:table-row>
            <table:table-row>
              <table:table-cell office:value-type="float" office:value="16385">
                <text:p>16385</text:p>
              </table:table-cell>
              <table:table-cell office:value-type="float" office:value="16385">
                <text:p>16385</text:p>
              </table:table-cell>
              <table:table-cell office:value-type="float" office:value="1513470.087">
                <text:p>1513470.087</text:p>
              </table:table-cell>
            </table:table-row>
            <table:table-row>
              <table:table-cell office:value-type="float" office:value="32769">
                <text:p>32769</text:p>
              </table:table-cell>
              <table:table-cell office:value-type="float" office:value="32769">
                <text:p>32769</text:p>
              </table:table-cell>
              <table:table-cell office:value-type="float" office:value="2446767.163163">
                <text:p>2446767.163163</text:p>
              </table:table-cell>
            </table:table-row>
            <table:table-row>
              <table:table-cell office:value-type="float" office:value="65537">
                <text:p>65537</text:p>
              </table:table-cell>
              <table:table-cell office:value-type="float" office:value="65537">
                <text:p>65537</text:p>
              </table:table-cell>
              <table:table-cell office:value-type="float" office:value="4383843.147">
                <text:p>4383843.147</text:p>
              </table:table-cell>
            </table:table-row>
            <table:table-row>
              <table:table-cell office:value-type="float" office:value="131073">
                <text:p>131073</text:p>
              </table:table-cell>
              <table:table-cell office:value-type="float" office:value="131073">
                <text:p>131073</text:p>
              </table:table-cell>
              <table:table-cell office:value-type="float" office:value="8313130.53">
                <text:p>8313130.53</text:p>
              </table:table-cell>
            </table:table-row>
            <table:table-row>
              <table:table-cell office:value-type="float" office:value="262145">
                <text:p>262145</text:p>
              </table:table-cell>
              <table:table-cell office:value-type="float" office:value="262145">
                <text:p>262145</text:p>
              </table:table-cell>
              <table:table-cell office:value-type="float" office:value="16043590.719439">
                <text:p>16043590.719439</text:p>
              </table:table-cell>
            </table:table-row>
            <table:table-row>
              <table:table-cell office:value-type="float" office:value="524289">
                <text:p>524289</text:p>
              </table:table-cell>
              <table:table-cell office:value-type="float" office:value="524289">
                <text:p>524289</text:p>
              </table:table-cell>
              <table:table-cell office:value-type="float" office:value="19271294.817635">
                <text:p>19271294.817635</text:p>
              </table:table-cell>
            </table:table-row>
            <table:table-row>
              <table:table-cell office:value-type="float" office:value="1048577">
                <text:p>1048577</text:p>
              </table:table-cell>
              <table:table-cell office:value-type="float" office:value="1048577">
                <text:p>1048577</text:p>
              </table:table-cell>
              <table:table-cell office:value-type="float" office:value="21013202.414609">
                <text:p>21013202.4146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CPNZ-TCP-R-30hz'.A1:'CPNZ-TCP-R-30hz'.B22" chart:data-source-has-labels="both" svg:x="-0.808cm" svg:y="0.765cm" svg:width="20.191cm" svg:height="8.249cm">
          <chartooo:coordinate-region svg:x="1.48cm" svg:y="0.964cm" svg:width="17.16cm" svg:height="7.403cm"/>
          <chart:axis chart:dimension="x" chart:name="primary-x" chart:style-name="ch4" chartooo:axis-type="auto">
            <chart:categories table:cell-range-address="'CPNZ-TCP-R-30hz'.A2:'CPNZ-TCP-R-30hz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NZ-TCP-R-30hz'.B2:'CPNZ-TCP-R-30hz'.B22" chart:label-cell-address="'CPNZ-TCP-R-30hz'.B1:'CPNZ-TCP-R-30hz'.B1" chart:class="chart:scatter">
            <chart:domain table:cell-range-address="'CPNZ-TCP-R-30hz'.A2:'CPNZ-TCP-R-30hz'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CPNZ-TCP-R-30hz'.B1:'CPNZ-TCP-R-30hz'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CPNZ-TCP-R-30hz'.A2:'CPNZ-TCP-R-30hz'.A22</svg:desc>
                </draw:g>
              </table:table-cell>
              <table:table-cell office:value-type="float" office:value="2">
                <text:p>2</text:p>
                <draw:g>
                  <svg:desc>'CPNZ-TCP-R-30hz'.A2:'CPNZ-TCP-R-30hz'.A22</svg:desc>
                </draw:g>
              </table:table-cell>
              <table:table-cell office:value-type="float" office:value="870793.221443">
                <text:p>870793.221443</text:p>
                <draw:g>
                  <svg:desc>'CPNZ-TCP-R-30hz'.B2:'CPNZ-TCP-R-30hz'.B2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51038.689">
                <text:p>951038.68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56833.764">
                <text:p>956833.76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52892.26">
                <text:p>952892.2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62251.819">
                <text:p>962251.81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54239.738">
                <text:p>954239.73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999685.572">
                <text:p>999685.57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017963.143">
                <text:p>1017963.143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073394.749">
                <text:p>1073394.749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051348.609">
                <text:p>1051348.609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1258298.017">
                <text:p>1258298.017</text:p>
              </table:table-cell>
            </table:table-row>
            <table:table-row>
              <table:table-cell office:value-type="float" office:value="2049">
                <text:p>2049</text:p>
              </table:table-cell>
              <table:table-cell office:value-type="float" office:value="2049">
                <text:p>2049</text:p>
              </table:table-cell>
              <table:table-cell office:value-type="float" office:value="1334269.065">
                <text:p>1334269.065</text:p>
              </table:table-cell>
            </table:table-row>
            <table:table-row>
              <table:table-cell office:value-type="float" office:value="4097">
                <text:p>4097</text:p>
              </table:table-cell>
              <table:table-cell office:value-type="float" office:value="4097">
                <text:p>4097</text:p>
              </table:table-cell>
              <table:table-cell office:value-type="float" office:value="1339838.273">
                <text:p>1339838.273</text:p>
              </table:table-cell>
            </table:table-row>
            <table:table-row>
              <table:table-cell office:value-type="float" office:value="8193">
                <text:p>8193</text:p>
              </table:table-cell>
              <table:table-cell office:value-type="float" office:value="8193">
                <text:p>8193</text:p>
              </table:table-cell>
              <table:table-cell office:value-type="float" office:value="1818636.371">
                <text:p>1818636.371</text:p>
              </table:table-cell>
            </table:table-row>
            <table:table-row>
              <table:table-cell office:value-type="float" office:value="16385">
                <text:p>16385</text:p>
              </table:table-cell>
              <table:table-cell office:value-type="float" office:value="16385">
                <text:p>16385</text:p>
              </table:table-cell>
              <table:table-cell office:value-type="float" office:value="2529215.04">
                <text:p>2529215.04</text:p>
              </table:table-cell>
            </table:table-row>
            <table:table-row>
              <table:table-cell office:value-type="float" office:value="32769">
                <text:p>32769</text:p>
              </table:table-cell>
              <table:table-cell office:value-type="float" office:value="32769">
                <text:p>32769</text:p>
              </table:table-cell>
              <table:table-cell office:value-type="float" office:value="4225128.481">
                <text:p>4225128.481</text:p>
              </table:table-cell>
            </table:table-row>
            <table:table-row>
              <table:table-cell office:value-type="float" office:value="65537">
                <text:p>65537</text:p>
              </table:table-cell>
              <table:table-cell office:value-type="float" office:value="65537">
                <text:p>65537</text:p>
              </table:table-cell>
              <table:table-cell office:value-type="float" office:value="7819667.784">
                <text:p>7819667.784</text:p>
              </table:table-cell>
            </table:table-row>
            <table:table-row>
              <table:table-cell office:value-type="float" office:value="131073">
                <text:p>131073</text:p>
              </table:table-cell>
              <table:table-cell office:value-type="float" office:value="131073">
                <text:p>131073</text:p>
              </table:table-cell>
              <table:table-cell office:value-type="float" office:value="14691665.841">
                <text:p>14691665.841</text:p>
              </table:table-cell>
            </table:table-row>
            <table:table-row>
              <table:table-cell office:value-type="float" office:value="262145">
                <text:p>262145</text:p>
              </table:table-cell>
              <table:table-cell office:value-type="float" office:value="262145">
                <text:p>262145</text:p>
              </table:table-cell>
              <table:table-cell office:value-type="float" office:value="28285990.601">
                <text:p>28285990.601</text:p>
              </table:table-cell>
            </table:table-row>
            <table:table-row>
              <table:table-cell office:value-type="float" office:value="524289">
                <text:p>524289</text:p>
              </table:table-cell>
              <table:table-cell office:value-type="float" office:value="524289">
                <text:p>524289</text:p>
              </table:table-cell>
              <table:table-cell office:value-type="float" office:value="1315861016.021">
                <text:p>1315861016.021</text:p>
              </table:table-cell>
            </table:table-row>
            <table:table-row>
              <table:table-cell office:value-type="float" office:value="1048577">
                <text:p>1048577</text:p>
              </table:table-cell>
              <table:table-cell office:value-type="float" office:value="1048577">
                <text:p>1048577</text:p>
              </table:table-cell>
              <table:table-cell office:value-type="float" office:value="10388170531.3986">
                <text:p>10388170531.398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